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6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 style:data-style-name="N100">
      <style:table-cell-properties fo:border="0.002cm solid #000000"/>
    </style:style>
    <style:style style:name="ce5" style:family="table-cell" style:parent-style-name="Default" style:data-style-name="N100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ff0000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end" fo:margin-left="0cm"/>
      <style:text-properties fo:color="#000000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fo:color="#00ffff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fo:color="#0084d1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fo:color="#ff420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/>
      <style:text-properties fo:color="#ff0000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16" style:family="table-cell" style:parent-style-name="Default">
      <style:text-properties fo:color="#ff420e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 style:data-style-name="N108">
      <style:table-cell-properties style:cell-protect="none" style:print-content="true"/>
    </style:style>
    <style:style style:name="ce20" style:family="table-cell" style:parent-style-name="Default" style:data-style-name="N108">
      <style:table-cell-properties style:cell-protect="none" style:print-content="true"/>
      <style:text-properties fo:color="#ff420e"/>
    </style:style>
    <style:style style:name="ce21" style:family="table-cell" style:parent-style-name="Default" style:data-style-name="N106"/>
    <style:style style:name="ce22" style:family="table-cell" style:parent-style-name="Default" style:data-style-name="N106">
      <style:text-properties fo:color="#ff420e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24" style:family="table-cell" style:parent-style-name="Default">
      <style:text-properties fo:color="#ff420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APARTAT b)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" table:default-cell-style-name="ce12"/>
        <table:table-column table:style-name="co1" table:default-cell-style-name="ce13"/>
        <table:table-column table:style-name="co1" table:number-columns-repeated="2" table:default-cell-style-name="Default"/>
        <table:table-column table:style-name="co1" table:default-cell-style-name="ce19"/>
        <table:table-column table:style-name="co1" table:default-cell-style-name="ce21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APARTAT b)</text:p>
          </table:table-cell>
          <table:table-cell/>
          <table:table-cell table:style-name="ce3" office:value-type="string">
            <text:p>habitatges acabats</text:p>
          </table:table-cell>
          <table:table-cell office:value-type="string">
            <text:p>marca 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2"/>
          <table:table-cell table:style-name="ce9" office:value-type="string">
            <text:p>APARTAT a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>
            <text:p>(150,225<text:span text:style-name="T1">]</text:span></text:p>
          </table:table-cell>
          <table:table-cell table:style-name="ce2" table:formula="of:=(150+225)/2" office:value-type="float" office:value="187.5">
            <text:p>187,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 table:formula="of:=[.E2]/[.$E$12]" office:value-type="float" office:value="0.0388888888888889">
            <text:p>0,04</text:p>
          </table:table-cell>
          <table:table-cell table:style-name="ce2" table:formula="of:=[.F2]/[.$E$12]" office:value-type="float" office:value="0.0388888888888889">
            <text:p>0,04</text:p>
          </table:table-cell>
          <table:table-cell table:style-name="ce2" table:formula="of:=[.G2]*100" office:value-type="float" office:value="3.88888888888889">
            <text:p>3,89</text:p>
          </table:table-cell>
          <table:table-cell table:style-name="ce2" table:formula="of:=[.H2]*100" office:value-type="float" office:value="3.88888888888889">
            <text:p>3,89</text:p>
          </table:table-cell>
          <table:table-cell table:number-columns-repeated="2"/>
          <table:table-cell table:style-name="ce10" office:value-type="string">
            <text:p>Habitatges acabats DADES BRUTEES</text:p>
          </table:table-cell>
          <table:table-cell table:style-name="ce10" office:value-type="string">
            <text:p>Habitatges acabats</text:p>
          </table:table-cell>
          <table:table-cell table:style-name="ce3" office:value-type="string">
            <text:p>Frecuencies absolutes</text:p>
          </table:table-cell>
          <table:table-cell table:style-name="ce3" office:value-type="string">
            <text:p>Freq absolutes acumulades</text:p>
          </table:table-cell>
          <table:table-cell table:style-name="ce3" office:value-type="string">
            <text:p>freq. Relatives</text:p>
          </table:table-cell>
          <table:table-cell table:style-name="ce3" office:value-type="string">
            <text:p>freq. Relatives acumulades</text:p>
          </table:table-cell>
          <table:table-cell table:style-name="ce3" office:value-type="string">
            <text:p>Percentatges absoluts</text:p>
          </table:table-cell>
          <table:table-cell table:style-name="ce3" office:value-type="string">
            <text:p>Percentatges acumulats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string">
            <text:p>(225,450<text:span text:style-name="T1">]</text:span></text:p>
          </table:table-cell>
          <table:table-cell table:style-name="ce6" table:formula="of:=(225+450)/2" office:value-type="float" office:value="337.5">
            <text:p>337,5</text:p>
          </table:table-cell>
          <table:table-cell table:style-name="ce6" office:value-type="float" office:value="46">
            <text:p>46</text:p>
          </table:table-cell>
          <table:table-cell table:style-name="ce6" table:formula="of:=[.F2]+[.E3]" office:value-type="float" office:value="53">
            <text:p>53</text:p>
          </table:table-cell>
          <table:table-cell table:style-name="ce6" table:formula="of:=[.E3]/[.$E$12]" office:value-type="float" office:value="0.255555555555556">
            <text:p>0,26</text:p>
          </table:table-cell>
          <table:table-cell table:style-name="ce6" table:formula="of:=[.F3]/[.$E$12]" office:value-type="float" office:value="0.294444444444444">
            <text:p>0,29</text:p>
          </table:table-cell>
          <table:table-cell table:style-name="ce6" table:formula="of:=[.G3]*100" office:value-type="float" office:value="25.5555555555556">
            <text:p>25,56</text:p>
          </table:table-cell>
          <table:table-cell table:style-name="ce6" table:formula="of:=[.H3]*100" office:value-type="float" office:value="29.4444444444444">
            <text:p>29,44</text:p>
          </table:table-cell>
          <table:table-cell office:value-type="string">
            <text:p>MODA</text:p>
          </table:table-cell>
          <table:table-cell office:value-type="string">
            <text:p>1er QUARTIL</text:p>
          </table:table-cell>
          <table:table-cell table:style-name="ce11" office:value-type="float" office:value="150">
            <text:p>15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ce4" office:value-type="string">
            <text:p>(450,675]</text:p>
          </table:table-cell>
          <table:table-cell table:style-name="ce2" table:formula="of:=(450+675)/2" office:value-type="float" office:value="562.5">
            <text:p>562,5</text:p>
          </table:table-cell>
          <table:table-cell table:style-name="ce2" office:value-type="float" office:value="38">
            <text:p>38</text:p>
          </table:table-cell>
          <table:table-cell table:style-name="ce2" table:formula="of:=[.F3]+[.E4]" office:value-type="float" office:value="91">
            <text:p>91</text:p>
          </table:table-cell>
          <table:table-cell table:style-name="ce2" table:formula="of:=[.E4]/[.$E$12]" office:value-type="float" office:value="0.211111111111111">
            <text:p>0,21</text:p>
          </table:table-cell>
          <table:table-cell table:style-name="ce2" table:formula="of:=[.F4]/[.$E$12]" office:value-type="float" office:value="0.505555555555556">
            <text:p>0,51</text:p>
          </table:table-cell>
          <table:table-cell table:style-name="ce2" table:formula="of:=[.G4]*100" office:value-type="float" office:value="21.1111111111111">
            <text:p>21,11</text:p>
          </table:table-cell>
          <table:table-cell table:style-name="ce2" table:formula="of:=[.H4]*100" office:value-type="float" office:value="50.5555555555556">
            <text:p>50,56</text:p>
          </table:table-cell>
          <table:table-cell table:number-columns-repeated="2"/>
          <table:table-cell office:value-type="float" office:value="160">
            <text:p>16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ce4" office:value-type="string">
            <text:p>(675,900]</text:p>
          </table:table-cell>
          <table:table-cell table:style-name="ce2" table:formula="of:=(675+900)/2" office:value-type="float" office:value="787.5">
            <text:p>787,5</text:p>
          </table:table-cell>
          <table:table-cell table:style-name="ce2" office:value-type="float" office:value="27">
            <text:p>27</text:p>
          </table:table-cell>
          <table:table-cell table:style-name="ce2" table:formula="of:=[.F4]+[.E5]" office:value-type="float" office:value="118">
            <text:p>118</text:p>
          </table:table-cell>
          <table:table-cell table:style-name="ce2" table:formula="of:=[.E5]/[.$E$12]" office:value-type="float" office:value="0.15">
            <text:p>0,15</text:p>
          </table:table-cell>
          <table:table-cell table:style-name="ce2" table:formula="of:=[.F5]/[.$E$12]" office:value-type="float" office:value="0.655555555555556">
            <text:p>0,66</text:p>
          </table:table-cell>
          <table:table-cell table:style-name="ce2" table:formula="of:=[.G5]*100" office:value-type="float" office:value="15">
            <text:p>15</text:p>
          </table:table-cell>
          <table:table-cell table:style-name="ce2" table:formula="of:=[.H5]*100" office:value-type="float" office:value="65.5555555555556">
            <text:p>65,56</text:p>
          </table:table-cell>
          <table:table-cell table:number-columns-repeated="2"/>
          <table:table-cell office:value-type="float" office:value="166">
            <text:p>16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>
            <text:p>(900,1125]</text:p>
          </table:table-cell>
          <table:table-cell table:style-name="ce6" table:formula="of:=(900+1125)/2" office:value-type="float" office:value="1012.5">
            <text:p>1012,5</text:p>
          </table:table-cell>
          <table:table-cell table:style-name="ce6" office:value-type="float" office:value="21">
            <text:p>21</text:p>
          </table:table-cell>
          <table:table-cell table:style-name="ce6" table:formula="of:=[.F5]+[.E6]" office:value-type="float" office:value="139">
            <text:p>139</text:p>
          </table:table-cell>
          <table:table-cell table:style-name="ce6" table:formula="of:=[.E6]/[.$E$12]" office:value-type="float" office:value="0.116666666666667">
            <text:p>0,12</text:p>
          </table:table-cell>
          <table:table-cell table:style-name="ce6" table:formula="of:=[.F6]/[.$E$12]" office:value-type="float" office:value="0.772222222222222">
            <text:p>0,77</text:p>
          </table:table-cell>
          <table:table-cell table:style-name="ce6" table:formula="of:=[.G6]*100" office:value-type="float" office:value="11.6666666666667">
            <text:p>11,67</text:p>
          </table:table-cell>
          <table:table-cell table:style-name="ce6" table:formula="of:=[.H6]*100" office:value-type="float" office:value="77.2222222222222">
            <text:p>77,22</text:p>
          </table:table-cell>
          <table:table-cell office:value-type="string">
            <text:p>3er QUARTIL</text:p>
          </table:table-cell>
          <table:table-cell/>
          <table:table-cell office:value-type="float" office:value="168">
            <text:p>1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ce4" office:value-type="string">
            <text:p>(1125,1350]</text:p>
          </table:table-cell>
          <table:table-cell table:style-name="ce2" table:formula="of:=(1125+1350)/2" office:value-type="float" office:value="1237.5">
            <text:p>1237,5</text:p>
          </table:table-cell>
          <table:table-cell table:style-name="ce2" office:value-type="float" office:value="16">
            <text:p>16</text:p>
          </table:table-cell>
          <table:table-cell table:style-name="ce2" table:formula="of:=[.F6]+[.E7]" office:value-type="float" office:value="155">
            <text:p>155</text:p>
          </table:table-cell>
          <table:table-cell table:style-name="ce2" table:formula="of:=[.E7]/[.$E$12]" office:value-type="float" office:value="0.0888888888888889">
            <text:p>0,09</text:p>
          </table:table-cell>
          <table:table-cell table:style-name="ce2" table:formula="of:=[.F7]/[.$E$12]" office:value-type="float" office:value="0.861111111111111">
            <text:p>0,86</text:p>
          </table:table-cell>
          <table:table-cell table:style-name="ce2" table:formula="of:=[.G7]*100" office:value-type="float" office:value="8.88888888888889">
            <text:p>8,89</text:p>
          </table:table-cell>
          <table:table-cell table:style-name="ce2" table:formula="of:=[.H7]*100" office:value-type="float" office:value="86.1111111111111">
            <text:p>86,11</text:p>
          </table:table-cell>
          <table:table-cell table:number-columns-repeated="2"/>
          <table:table-cell office:value-type="float" office:value="179">
            <text:p>17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table:formula="of:=[.O7]/[.$O$178]" office:value-type="float" office:value="0.00555555555555556">
            <text:p>0,0056</text:p>
          </table:table-cell>
          <table:table-cell table:formula="of:=[.P7]/[.$P$178]" office:value-type="float" office:value="0.00555555555555556">
            <text:p>0,006</text:p>
          </table:table-cell>
          <table:table-cell table:formula="of:=[.Q7]*100" office:value-type="float" office:value="0.555555555555556">
            <text:p>0,56</text:p>
          </table:table-cell>
          <table:table-cell table:formula="of:=[.R7]*100" office:value-type="float" office:value="0.555555555555556">
            <text:p>0,56</text:p>
          </table:table-cell>
          <table:table-cell/>
        </table:table-row>
        <table:table-row table:style-name="ro4">
          <table:table-cell table:number-columns-repeated="2"/>
          <table:table-cell table:style-name="ce5" office:value-type="string">
            <text:p>(1350,1575]</text:p>
          </table:table-cell>
          <table:table-cell table:style-name="ce6" table:formula="of:=(1350+1575)/2" office:value-type="float" office:value="1462.5">
            <text:p>1462,5</text:p>
          </table:table-cell>
          <table:table-cell table:style-name="ce6" office:value-type="float" office:value="13">
            <text:p>13</text:p>
          </table:table-cell>
          <table:table-cell table:style-name="ce6" table:formula="of:=[.F7]+[.E8]" office:value-type="float" office:value="168">
            <text:p>168</text:p>
          </table:table-cell>
          <table:table-cell table:style-name="ce6" table:formula="of:=[.E8]/[.$E$12]" office:value-type="float" office:value="0.0722222222222222">
            <text:p>0,07</text:p>
          </table:table-cell>
          <table:table-cell table:style-name="ce6" table:formula="of:=[.F8]/[.$E$12]" office:value-type="float" office:value="0.933333333333333">
            <text:p>0,93</text:p>
          </table:table-cell>
          <table:table-cell table:style-name="ce6" table:formula="of:=[.G8]*100" office:value-type="float" office:value="7.22222222222222">
            <text:p>7,22</text:p>
          </table:table-cell>
          <table:table-cell table:style-name="ce6" table:formula="of:=[.H8]*100" office:value-type="float" office:value="93.3333333333333">
            <text:p>93,33</text:p>
          </table:table-cell>
          <table:table-cell office:value-type="string">
            <text:p>PERCENTIL 90</text:p>
          </table:table-cell>
          <table:table-cell/>
          <table:table-cell office:value-type="float" office:value="203">
            <text:p>203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formula="of:=SUM([.P7];[.O8])" office:value-type="float" office:value="2">
            <text:p>2</text:p>
          </table:table-cell>
          <table:table-cell table:formula="of:=[.O8]/[.$O$178]" office:value-type="float" office:value="0.00555555555555556">
            <text:p>0,0056</text:p>
          </table:table-cell>
          <table:table-cell table:formula="of:=[.P8]/[.$P$178]" office:value-type="float" office:value="0.0111111111111111">
            <text:p>0,011</text:p>
          </table:table-cell>
          <table:table-cell table:formula="of:=[.Q8]*100" office:value-type="float" office:value="0.555555555555556">
            <text:p>0,56</text:p>
          </table:table-cell>
          <table:table-cell table:formula="of:=[.R8]*100" office:value-type="float" office:value="1.11111111111111">
            <text:p>1,11</text:p>
          </table:table-cell>
          <table:table-cell/>
        </table:table-row>
        <table:table-row table:style-name="ro4">
          <table:table-cell table:number-columns-repeated="2"/>
          <table:table-cell table:style-name="ce2" office:value-type="string">
            <text:p>(1575.1800]</text:p>
          </table:table-cell>
          <table:table-cell table:style-name="ce2" table:formula="of:=(1575+1800)/2" office:value-type="float" office:value="1687.5">
            <text:p>1687,5</text:p>
          </table:table-cell>
          <table:table-cell table:style-name="ce2" office:value-type="float" office:value="6">
            <text:p>6</text:p>
          </table:table-cell>
          <table:table-cell table:style-name="ce2" table:formula="of:=[.F8]+[.E9]" office:value-type="float" office:value="174">
            <text:p>174</text:p>
          </table:table-cell>
          <table:table-cell table:style-name="ce2" table:formula="of:=[.E9]/[.$E$12]" office:value-type="float" office:value="0.0333333333333333">
            <text:p>0,03</text:p>
          </table:table-cell>
          <table:table-cell table:style-name="ce2" table:formula="of:=[.F9]/[.$E$12]" office:value-type="float" office:value="0.966666666666667">
            <text:p>0,97</text:p>
          </table:table-cell>
          <table:table-cell table:style-name="ce2" table:formula="of:=[.G9]*100" office:value-type="float" office:value="3.33333333333333">
            <text:p>3,33</text:p>
          </table:table-cell>
          <table:table-cell table:style-name="ce2" table:formula="of:=[.H9]*100" office:value-type="float" office:value="96.6666666666667">
            <text:p>96,67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table:formula="of:=SUM([.P8];[.O9])" office:value-type="float" office:value="3">
            <text:p>3</text:p>
          </table:table-cell>
          <table:table-cell table:formula="of:=[.O9]/[.$O$178]" office:value-type="float" office:value="0.00555555555555556">
            <text:p>0,0056</text:p>
          </table:table-cell>
          <table:table-cell table:formula="of:=[.P9]/[.$P$178]" office:value-type="float" office:value="0.0166666666666667">
            <text:p>0,017</text:p>
          </table:table-cell>
          <table:table-cell table:formula="of:=[.Q9]*100" office:value-type="float" office:value="0.555555555555556">
            <text:p>0,56</text:p>
          </table:table-cell>
          <table:table-cell table:formula="of:=[.R9]*100" office:value-type="float" office:value="1.66666666666667">
            <text:p>1,67</text:p>
          </table:table-cell>
          <table:table-cell/>
        </table:table-row>
        <table:table-row table:style-name="ro4">
          <table:table-cell table:number-columns-repeated="2"/>
          <table:table-cell table:style-name="ce2" office:value-type="string">
            <text:p>(1800.2025]</text:p>
          </table:table-cell>
          <table:table-cell table:style-name="ce2" table:formula="of:=(1800+2025)/2" office:value-type="float" office:value="1912.5">
            <text:p>1912,5</text:p>
          </table:table-cell>
          <table:table-cell table:style-name="ce2" office:value-type="float" office:value="5">
            <text:p>5</text:p>
          </table:table-cell>
          <table:table-cell table:style-name="ce2" table:formula="of:=[.F9]+[.E10]" office:value-type="float" office:value="179">
            <text:p>179</text:p>
          </table:table-cell>
          <table:table-cell table:style-name="ce2" table:formula="of:=[.E10]/[.$E$12]" office:value-type="float" office:value="0.0277777777777778">
            <text:p>0,03</text:p>
          </table:table-cell>
          <table:table-cell table:style-name="ce2" table:formula="of:=[.F10]/[.$E$12]" office:value-type="float" office:value="0.994444444444444">
            <text:p>0,99</text:p>
          </table:table-cell>
          <table:table-cell table:style-name="ce2" table:formula="of:=[.G10]*100" office:value-type="float" office:value="2.77777777777778">
            <text:p>2,78</text:p>
          </table:table-cell>
          <table:table-cell table:style-name="ce2" table:formula="of:=[.H10]*100" office:value-type="float" office:value="99.4444444444444">
            <text:p>99,44</text:p>
          </table:table-cell>
          <table:table-cell table:number-columns-repeated="2"/>
          <table:table-cell office:value-type="float" office:value="243">
            <text:p>243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table:formula="of:=SUM([.P9];[.O10])" office:value-type="float" office:value="4">
            <text:p>4</text:p>
          </table:table-cell>
          <table:table-cell table:formula="of:=[.O10]/[.$O$178]" office:value-type="float" office:value="0.00555555555555556">
            <text:p>0,0056</text:p>
          </table:table-cell>
          <table:table-cell table:formula="of:=[.P10]/[.$P$178]" office:value-type="float" office:value="0.0222222222222222">
            <text:p>0,022</text:p>
          </table:table-cell>
          <table:table-cell table:formula="of:=[.Q10]*100" office:value-type="float" office:value="0.555555555555556">
            <text:p>0,56</text:p>
          </table:table-cell>
          <table:table-cell table:formula="of:=[.R10]*100" office:value-type="float" office:value="2.22222222222222">
            <text:p>2,22</text:p>
          </table:table-cell>
          <table:table-cell/>
        </table:table-row>
        <table:table-row table:style-name="ro4">
          <table:table-cell table:number-columns-repeated="2"/>
          <table:table-cell table:style-name="ce2" office:value-type="string">
            <text:p>(2025.2250]</text:p>
          </table:table-cell>
          <table:table-cell table:style-name="ce2" table:formula="of:=(2025+2250)/2" office:value-type="float" office:value="2137.5">
            <text:p>2137,5</text:p>
          </table:table-cell>
          <table:table-cell table:style-name="ce2" office:value-type="float" office:value="1">
            <text:p>1</text:p>
          </table:table-cell>
          <table:table-cell table:style-name="ce2" table:formula="of:=[.F10]+[.E11]" office:value-type="float" office:value="180">
            <text:p>180</text:p>
          </table:table-cell>
          <table:table-cell table:style-name="ce2" table:formula="of:=[.E11]/[.$E$12]" office:value-type="float" office:value="0.00555555555555556">
            <text:p>0,01</text:p>
          </table:table-cell>
          <table:table-cell table:style-name="ce2" table:formula="of:=[.F11]/[.$E$12]" office:value-type="float" office:value="1">
            <text:p>1</text:p>
          </table:table-cell>
          <table:table-cell table:style-name="ce2" table:formula="of:=[.G11]*100" office:value-type="float" office:value="0.555555555555556">
            <text:p>0,56</text:p>
          </table:table-cell>
          <table:table-cell table:style-name="ce2" table:formula="of:=[.H11]*100" office:value-type="float" office:value="100">
            <text:p>100</text:p>
          </table:table-cell>
          <table:table-cell table:number-columns-repeated="2"/>
          <table:table-cell office:value-type="float" office:value="245">
            <text:p>245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formula="of:=SUM([.P10];[.O11])" office:value-type="float" office:value="5">
            <text:p>5</text:p>
          </table:table-cell>
          <table:table-cell table:formula="of:=[.O11]/[.$O$178]" office:value-type="float" office:value="0.00555555555555556">
            <text:p>0,0056</text:p>
          </table:table-cell>
          <table:table-cell table:formula="of:=[.P11]/[.$P$178]" office:value-type="float" office:value="0.0277777777777778">
            <text:p>0,028</text:p>
          </table:table-cell>
          <table:table-cell table:formula="of:=[.Q11]*100" office:value-type="float" office:value="0.555555555555556">
            <text:p>0,56</text:p>
          </table:table-cell>
          <table:table-cell table:formula="of:=[.R11]*100" office:value-type="float" office:value="2.77777777777778">
            <text:p>2,78</text:p>
          </table:table-cell>
          <table:table-cell/>
        </table:table-row>
        <table:table-row table:style-name="ro4">
          <table:table-cell table:number-columns-repeated="4"/>
          <table:table-cell table:formula="of:=SUM([.E2:.E11])" office:value-type="float" office:value="180">
            <text:p>180</text:p>
          </table:table-cell>
          <table:table-cell table:style-name="ce8"/>
          <table:table-cell table:formula="of:=SUM([.G2:.G11])" office:value-type="float" office:value="1">
            <text:p>1</text:p>
          </table:table-cell>
          <table:table-cell table:number-columns-repeated="5"/>
          <table:table-cell office:value-type="float" office:value="245">
            <text:p>245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table:formula="of:=SUM([.P11];[.O12])" office:value-type="float" office:value="6">
            <text:p>6</text:p>
          </table:table-cell>
          <table:table-cell table:formula="of:=[.O12]/[.$O$178]" office:value-type="float" office:value="0.00555555555555556">
            <text:p>0,0056</text:p>
          </table:table-cell>
          <table:table-cell table:formula="of:=[.P12]/[.$P$178]" office:value-type="float" office:value="0.0333333333333333">
            <text:p>0,033</text:p>
          </table:table-cell>
          <table:table-cell table:formula="of:=[.Q12]*100" office:value-type="float" office:value="0.555555555555556">
            <text:p>0,56</text:p>
          </table:table-cell>
          <table:table-cell table:formula="of:=[.R12]*100" office:value-type="float" office:value="3.33333333333333">
            <text:p>3,33</text:p>
          </table:table-cell>
          <table:table-cell/>
        </table:table-row>
        <table:table-row table:style-name="ro4">
          <table:table-cell table:number-columns-repeated="5"/>
          <table:table-cell table:style-name="ce8"/>
          <table:table-cell table:number-columns-repeated="6"/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table:formula="of:=SUM([.P12];[.O13])" office:value-type="float" office:value="7">
            <text:p>7</text:p>
          </table:table-cell>
          <table:table-cell table:formula="of:=[.O13]/[.$O$178]" office:value-type="float" office:value="0.00555555555555556">
            <text:p>0,0056</text:p>
          </table:table-cell>
          <table:table-cell table:formula="of:=[.P13]/[.$P$178]" office:value-type="float" office:value="0.0388888888888889">
            <text:p>0,039</text:p>
          </table:table-cell>
          <table:table-cell table:formula="of:=[.Q13]*100" office:value-type="float" office:value="0.555555555555556">
            <text:p>0,56</text:p>
          </table:table-cell>
          <table:table-cell table:formula="of:=[.R13]*100" office:value-type="float" office:value="3.88888888888889">
            <text:p>3,89</text:p>
          </table:table-cell>
          <table:table-cell/>
        </table:table-row>
        <table:table-row table:style-name="ro4">
          <table:table-cell table:number-columns-repeated="5"/>
          <table:table-cell table:style-name="ce8"/>
          <table:table-cell table:number-columns-repeated="6"/>
          <table:table-cell office:value-type="float" office:value="251">
            <text:p>251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table:formula="of:=SUM([.P13];[.O14])" office:value-type="float" office:value="8">
            <text:p>8</text:p>
          </table:table-cell>
          <table:table-cell table:formula="of:=[.O14]/[.$O$178]" office:value-type="float" office:value="0.00555555555555556">
            <text:p>0,0056</text:p>
          </table:table-cell>
          <table:table-cell table:formula="of:=[.P14]/[.$P$178]" office:value-type="float" office:value="0.0444444444444444">
            <text:p>0,044</text:p>
          </table:table-cell>
          <table:table-cell table:formula="of:=[.Q14]*100" office:value-type="float" office:value="0.555555555555556">
            <text:p>0,56</text:p>
          </table:table-cell>
          <table:table-cell table:formula="of:=[.R14]*100" office:value-type="float" office:value="4.44444444444444">
            <text:p>4,44</text:p>
          </table:table-cell>
          <table:table-cell/>
        </table:table-row>
        <table:table-row table:style-name="ro4">
          <table:table-cell table:number-columns-repeated="5"/>
          <table:table-cell table:style-name="ce8"/>
          <table:table-cell table:number-columns-repeated="6"/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table:formula="of:=SUM([.P14];[.O15])" office:value-type="float" office:value="10">
            <text:p>10</text:p>
          </table:table-cell>
          <table:table-cell table:formula="of:=[.O15]/[.$O$178]" office:value-type="float" office:value="0.0111111111111111">
            <text:p>0,0111</text:p>
          </table:table-cell>
          <table:table-cell table:formula="of:=[.P15]/[.$P$178]" office:value-type="float" office:value="0.0555555555555556">
            <text:p>0,056</text:p>
          </table:table-cell>
          <table:table-cell table:formula="of:=[.Q15]*100" office:value-type="float" office:value="1.11111111111111">
            <text:p>1,11</text:p>
          </table:table-cell>
          <table:table-cell table:formula="of:=[.R15]*100" office:value-type="float" office:value="5.55555555555556">
            <text:p>5,56</text:p>
          </table:table-cell>
          <table:table-cell/>
        </table:table-row>
        <table:table-row table:style-name="ro4">
          <table:table-cell table:number-columns-repeated="5"/>
          <table:table-cell table:style-name="ce8"/>
          <table:table-cell table:number-columns-repeated="6"/>
          <table:table-cell office:value-type="float" office:value="254">
            <text:p>254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table:formula="of:=SUM([.P15];[.O16])" office:value-type="float" office:value="11">
            <text:p>11</text:p>
          </table:table-cell>
          <table:table-cell table:formula="of:=[.O16]/[.$O$178]" office:value-type="float" office:value="0.00555555555555556">
            <text:p>0,0056</text:p>
          </table:table-cell>
          <table:table-cell table:formula="of:=[.P16]/[.$P$178]" office:value-type="float" office:value="0.0611111111111111">
            <text:p>0,061</text:p>
          </table:table-cell>
          <table:table-cell table:formula="of:=[.Q16]*100" office:value-type="float" office:value="0.555555555555556">
            <text:p>0,56</text:p>
          </table:table-cell>
          <table:table-cell table:formula="of:=[.R16]*100" office:value-type="float" office:value="6.11111111111111">
            <text:p>6,11</text:p>
          </table:table-cell>
          <table:table-cell/>
        </table:table-row>
        <table:table-row table:style-name="ro3">
          <table:table-cell/>
          <table:table-cell table:style-name="ce2" office:value-type="string">
            <text:p>MODA</text:p>
          </table:table-cell>
          <table:table-cell table:style-name="ce2" table:formula="of:=(225+450)/2" office:value-type="float" office:value="337.5">
            <text:p>337,5</text:p>
          </table:table-cell>
          <table:table-cell table:style-name="ce7" office:value-type="string">
            <text:p>(225,450<text:span text:style-name="T1">]</text:span></text:p>
          </table:table-cell>
          <table:table-cell/>
          <table:table-cell table:style-name="ce8"/>
          <table:table-cell table:number-columns-repeated="6"/>
          <table:table-cell office:value-type="float" office:value="265">
            <text:p>265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table:formula="of:=SUM([.P16];[.O17])" office:value-type="float" office:value="12">
            <text:p>12</text:p>
          </table:table-cell>
          <table:table-cell table:formula="of:=[.O17]/[.$O$178]" office:value-type="float" office:value="0.00555555555555556">
            <text:p>0,0056</text:p>
          </table:table-cell>
          <table:table-cell table:formula="of:=[.P17]/[.$P$178]" office:value-type="float" office:value="0.0666666666666667">
            <text:p>0,067</text:p>
          </table:table-cell>
          <table:table-cell table:formula="of:=[.Q17]*100" office:value-type="float" office:value="0.555555555555556">
            <text:p>0,56</text:p>
          </table:table-cell>
          <table:table-cell table:formula="of:=[.R17]*100" office:value-type="float" office:value="6.66666666666667">
            <text:p>6,67</text:p>
          </table:table-cell>
          <table:table-cell/>
        </table:table-row>
        <table:table-row table:style-name="ro4">
          <table:table-cell/>
          <table:table-cell table:style-name="ce2" office:value-type="string">
            <text:p>MEDIANA</text:p>
          </table:table-cell>
          <table:table-cell table:style-name="ce2" table:formula="of:=MEDIAN([.D2:.D11])" office:value-type="float" office:value="1125">
            <text:p>1125</text:p>
          </table:table-cell>
          <table:table-cell table:style-name="ce7" office:value-type="string">
            <text:p>(1125,1350)</text:p>
          </table:table-cell>
          <table:table-cell table:number-columns-repeated="8"/>
          <table:table-cell office:value-type="float" office:value="267">
            <text:p>267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table:formula="of:=SUM([.P17];[.O18])" office:value-type="float" office:value="13">
            <text:p>13</text:p>
          </table:table-cell>
          <table:table-cell table:formula="of:=[.O18]/[.$O$178]" office:value-type="float" office:value="0.00555555555555556">
            <text:p>0,0056</text:p>
          </table:table-cell>
          <table:table-cell table:formula="of:=[.P18]/[.$P$178]" office:value-type="float" office:value="0.0722222222222222">
            <text:p>0,072</text:p>
          </table:table-cell>
          <table:table-cell table:formula="of:=[.Q18]*100" office:value-type="float" office:value="0.555555555555556">
            <text:p>0,56</text:p>
          </table:table-cell>
          <table:table-cell table:formula="of:=[.R18]*100" office:value-type="float" office:value="7.22222222222222">
            <text:p>7,22</text:p>
          </table:table-cell>
          <table:table-cell/>
        </table:table-row>
        <table:table-row table:style-name="ro3">
          <table:table-cell/>
          <table:table-cell table:style-name="ce2" office:value-type="string">
            <text:p>1er QUARTIL</text:p>
          </table:table-cell>
          <table:table-cell table:style-name="ce2" table:formula="of:=225+((0.25*180-7)/46)*(450-225)" office:value-type="float" office:value="410.869565217391">
            <text:p>410,87</text:p>
          </table:table-cell>
          <table:table-cell table:style-name="ce7" office:value-type="string">
            <text:p>(225,450<text:span text:style-name="T1">]</text:span></text:p>
          </table:table-cell>
          <table:table-cell/>
          <table:table-cell table:style-name="ce8"/>
          <table:table-cell table:number-columns-repeated="6"/>
          <table:table-cell office:value-type="float" office:value="275">
            <text:p>27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formula="of:=SUM([.P18];[.O19])" office:value-type="float" office:value="14">
            <text:p>14</text:p>
          </table:table-cell>
          <table:table-cell table:formula="of:=[.O19]/[.$O$178]" office:value-type="float" office:value="0.00555555555555556">
            <text:p>0,0056</text:p>
          </table:table-cell>
          <table:table-cell table:formula="of:=[.P19]/[.$P$178]" office:value-type="float" office:value="0.0777777777777778">
            <text:p>0,078</text:p>
          </table:table-cell>
          <table:table-cell table:formula="of:=[.Q19]*100" office:value-type="float" office:value="0.555555555555556">
            <text:p>0,56</text:p>
          </table:table-cell>
          <table:table-cell table:formula="of:=[.R19]*100" office:value-type="float" office:value="7.77777777777778">
            <text:p>7,78</text:p>
          </table:table-cell>
          <table:table-cell/>
        </table:table-row>
        <table:table-row table:style-name="ro4">
          <table:table-cell/>
          <table:table-cell table:style-name="ce2" office:value-type="string">
            <text:p>3er QUARTIL</text:p>
          </table:table-cell>
          <table:table-cell table:style-name="ce2" table:formula="of:=900+((0.75*180-118)/139)*(1125-900)" office:value-type="float" office:value="927.517985611511">
            <text:p>927,52</text:p>
          </table:table-cell>
          <table:table-cell table:style-name="ce7" office:value-type="string">
            <text:p>(900,1125]</text:p>
          </table:table-cell>
          <table:table-cell/>
          <table:table-cell table:style-name="ce8"/>
          <table:table-cell table:number-columns-repeated="6"/>
          <table:table-cell office:value-type="float" office:value="279">
            <text:p>279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table:formula="of:=SUM([.P19];[.O20])" office:value-type="float" office:value="15">
            <text:p>15</text:p>
          </table:table-cell>
          <table:table-cell table:formula="of:=[.O20]/[.$O$178]" office:value-type="float" office:value="0.00555555555555556">
            <text:p>0,0056</text:p>
          </table:table-cell>
          <table:table-cell table:formula="of:=[.P20]/[.$P$178]" office:value-type="float" office:value="0.0833333333333333">
            <text:p>0,083</text:p>
          </table:table-cell>
          <table:table-cell table:formula="of:=[.Q20]*100" office:value-type="float" office:value="0.555555555555556">
            <text:p>0,56</text:p>
          </table:table-cell>
          <table:table-cell table:formula="of:=[.R20]*100" office:value-type="float" office:value="8.33333333333333">
            <text:p>8,33</text:p>
          </table:table-cell>
          <table:table-cell/>
        </table:table-row>
        <table:table-row table:style-name="ro4">
          <table:table-cell/>
          <table:table-cell table:style-name="ce2" office:value-type="string">
            <text:p>PERCENTIL 90</text:p>
          </table:table-cell>
          <table:table-cell table:style-name="ce2" table:formula="of:=1350+((0.9*180-16)/155)*(1574-1350)" office:value-type="float" office:value="1560.9935483871">
            <text:p>1560,99</text:p>
          </table:table-cell>
          <table:table-cell table:style-name="ce7" office:value-type="string">
            <text:p>(1350,1575]</text:p>
          </table:table-cell>
          <table:table-cell/>
          <table:table-cell table:style-name="ce8"/>
          <table:table-cell table:number-columns-repeated="6"/>
          <table:table-cell office:value-type="float" office:value="280">
            <text:p>280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table:formula="of:=SUM([.P20];[.O21])" office:value-type="float" office:value="16">
            <text:p>16</text:p>
          </table:table-cell>
          <table:table-cell table:formula="of:=[.O21]/[.$O$178]" office:value-type="float" office:value="0.00555555555555556">
            <text:p>0,0056</text:p>
          </table:table-cell>
          <table:table-cell table:formula="of:=[.P21]/[.$P$178]" office:value-type="float" office:value="0.0888888888888889">
            <text:p>0,089</text:p>
          </table:table-cell>
          <table:table-cell table:formula="of:=[.Q21]*100" office:value-type="float" office:value="0.555555555555556">
            <text:p>0,56</text:p>
          </table:table-cell>
          <table:table-cell table:formula="of:=[.R21]*100" office:value-type="float" office:value="8.88888888888889">
            <text:p>8,89</text:p>
          </table:table-cell>
          <table:table-cell/>
        </table:table-row>
        <table:table-row table:style-name="ro4">
          <table:table-cell/>
          <table:table-cell table:style-name="ce2" office:value-type="string">
            <text:p>RATIO DE VARIACIO</text:p>
          </table:table-cell>
          <table:table-cell table:style-name="ce2" table:formula="of:=1-(46/180)" office:value-type="float" office:value="0.744444444444444">
            <text:p>0,74</text:p>
          </table:table-cell>
          <table:table-cell table:style-name="ce2"/>
          <table:table-cell table:number-columns-repeated="8"/>
          <table:table-cell office:value-type="float" office:value="283">
            <text:p>283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formula="of:=SUM([.P21];[.O22])" office:value-type="float" office:value="17">
            <text:p>17</text:p>
          </table:table-cell>
          <table:table-cell table:formula="of:=[.O22]/[.$O$178]" office:value-type="float" office:value="0.00555555555555556">
            <text:p>0,0056</text:p>
          </table:table-cell>
          <table:table-cell table:formula="of:=[.P22]/[.$P$178]" office:value-type="float" office:value="0.0944444444444444">
            <text:p>0,094</text:p>
          </table:table-cell>
          <table:table-cell table:formula="of:=[.Q22]*100" office:value-type="float" office:value="0.555555555555556">
            <text:p>0,56</text:p>
          </table:table-cell>
          <table:table-cell table:formula="of:=[.R22]*100" office:value-type="float" office:value="9.44444444444444">
            <text:p>9,44</text:p>
          </table:table-cell>
          <table:table-cell/>
        </table:table-row>
        <table:table-row table:style-name="ro4">
          <table:table-cell/>
          <table:table-cell table:style-name="ce2" office:value-type="string">
            <text:p>RANG INTERQUARTILIC</text:p>
          </table:table-cell>
          <table:table-cell table:style-name="ce2" table:formula="of:=[.D6]-[.D3]" office:value-type="float" office:value="675">
            <text:p>675</text:p>
          </table:table-cell>
          <table:table-cell table:style-name="ce2"/>
          <table:table-cell table:number-columns-repeated="8"/>
          <table:table-cell office:value-type="float" office:value="284">
            <text:p>284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table:formula="of:=SUM([.P22];[.O23])" office:value-type="float" office:value="18">
            <text:p>18</text:p>
          </table:table-cell>
          <table:table-cell table:formula="of:=[.O23]/[.$O$178]" office:value-type="float" office:value="0.00555555555555556">
            <text:p>0,0056</text:p>
          </table:table-cell>
          <table:table-cell table:formula="of:=[.P23]/[.$P$178]" office:value-type="float" office:value="0.1">
            <text:p>0,100</text:p>
          </table:table-cell>
          <table:table-cell table:formula="of:=[.Q23]*100" office:value-type="float" office:value="0.555555555555556">
            <text:p>0,56</text:p>
          </table:table-cell>
          <table:table-cell table:formula="of:=[.R23]*100" office:value-type="float" office:value="10">
            <text:p>10</text:p>
          </table:table-cell>
          <table:table-cell/>
        </table:table-row>
        <table:table-row table:style-name="ro4">
          <table:table-cell/>
          <table:table-cell table:style-name="ce2" office:value-type="string">
            <text:p>VARIANCIA</text:p>
          </table:table-cell>
          <table:table-cell table:style-name="ce2" table:formula="of:=VARP([.D2:.D11])" office:value-type="float" office:value="402975">
            <text:p>402975</text:p>
          </table:table-cell>
          <table:table-cell table:style-name="ce2"/>
          <table:table-cell table:number-columns-repeated="8"/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table:formula="of:=SUM([.P23];[.O24])" office:value-type="float" office:value="19">
            <text:p>19</text:p>
          </table:table-cell>
          <table:table-cell table:formula="of:=[.O24]/[.$O$178]" office:value-type="float" office:value="0.00555555555555556">
            <text:p>0,0056</text:p>
          </table:table-cell>
          <table:table-cell table:formula="of:=[.P24]/[.$P$178]" office:value-type="float" office:value="0.105555555555556">
            <text:p>0,106</text:p>
          </table:table-cell>
          <table:table-cell table:formula="of:=[.Q24]*100" office:value-type="float" office:value="0.555555555555556">
            <text:p>0,56</text:p>
          </table:table-cell>
          <table:table-cell table:formula="of:=[.R24]*100" office:value-type="float" office:value="10.5555555555556">
            <text:p>10,56</text:p>
          </table:table-cell>
          <table:table-cell/>
        </table:table-row>
        <table:table-row table:style-name="ro4">
          <table:table-cell/>
          <table:table-cell table:style-name="ce2" office:value-type="string">
            <text:p>DESV. TÍPICA</text:p>
          </table:table-cell>
          <table:table-cell table:style-name="ce2" table:formula="of:=SQRT([.C24])" office:value-type="float" office:value="634.803119084965">
            <text:p>634,8</text:p>
          </table:table-cell>
          <table:table-cell table:style-name="ce2"/>
          <table:table-cell table:number-columns-repeated="8"/>
          <table:table-cell office:value-type="float" office:value="294">
            <text:p>294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table:formula="of:=SUM([.P24];[.O25])" office:value-type="float" office:value="20">
            <text:p>20</text:p>
          </table:table-cell>
          <table:table-cell table:formula="of:=[.O25]/[.$O$178]" office:value-type="float" office:value="0.00555555555555556">
            <text:p>0,0056</text:p>
          </table:table-cell>
          <table:table-cell table:formula="of:=[.P25]/[.$P$178]" office:value-type="float" office:value="0.111111111111111">
            <text:p>0,111</text:p>
          </table:table-cell>
          <table:table-cell table:formula="of:=[.Q25]*100" office:value-type="float" office:value="0.555555555555556">
            <text:p>0,56</text:p>
          </table:table-cell>
          <table:table-cell table:formula="of:=[.R25]*100" office:value-type="float" office:value="11.1111111111111">
            <text:p>11,11</text:p>
          </table:table-cell>
          <table:table-cell/>
        </table:table-row>
        <table:table-row table:style-name="ro4">
          <table:table-cell/>
          <table:table-cell table:style-name="ce2" office:value-type="string">
            <text:p>MEDIA/MITJANA</text:p>
          </table:table-cell>
          <table:table-cell table:style-name="ce2" table:formula="of:=HARMEAN([.D2:.D11])" office:value-type="float" office:value="649.067595876321">
            <text:p>649,07</text:p>
          </table:table-cell>
          <table:table-cell table:style-name="ce2"/>
          <table:table-cell table:number-columns-repeated="8"/>
          <table:table-cell office:value-type="float" office:value="300">
            <text:p>300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table:formula="of:=SUM([.P25];[.O26])" office:value-type="float" office:value="21">
            <text:p>21</text:p>
          </table:table-cell>
          <table:table-cell table:formula="of:=[.O26]/[.$O$178]" office:value-type="float" office:value="0.00555555555555556">
            <text:p>0,0056</text:p>
          </table:table-cell>
          <table:table-cell table:formula="of:=[.P26]/[.$P$178]" office:value-type="float" office:value="0.116666666666667">
            <text:p>0,117</text:p>
          </table:table-cell>
          <table:table-cell table:formula="of:=[.Q26]*100" office:value-type="float" office:value="0.555555555555556">
            <text:p>0,56</text:p>
          </table:table-cell>
          <table:table-cell table:formula="of:=[.R26]*100" office:value-type="float" office:value="11.6666666666667">
            <text:p>11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16">
            <text:p>316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table:formula="of:=SUM([.P26];[.O27])" office:value-type="float" office:value="22">
            <text:p>22</text:p>
          </table:table-cell>
          <table:table-cell table:formula="of:=[.O27]/[.$O$178]" office:value-type="float" office:value="0.00555555555555556">
            <text:p>0,0056</text:p>
          </table:table-cell>
          <table:table-cell table:formula="of:=[.P27]/[.$P$178]" office:value-type="float" office:value="0.122222222222222">
            <text:p>0,122</text:p>
          </table:table-cell>
          <table:table-cell table:formula="of:=[.Q27]*100" office:value-type="float" office:value="0.555555555555556">
            <text:p>0,56</text:p>
          </table:table-cell>
          <table:table-cell table:formula="of:=[.R27]*100" office:value-type="float" office:value="12.2222222222222">
            <text:p>12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17">
            <text:p>31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table:formula="of:=SUM([.P27];[.O28])" office:value-type="float" office:value="23">
            <text:p>23</text:p>
          </table:table-cell>
          <table:table-cell table:formula="of:=[.O28]/[.$O$178]" office:value-type="float" office:value="0.00555555555555556">
            <text:p>0,0056</text:p>
          </table:table-cell>
          <table:table-cell table:formula="of:=[.P28]/[.$P$178]" office:value-type="float" office:value="0.127777777777778">
            <text:p>0,128</text:p>
          </table:table-cell>
          <table:table-cell table:formula="of:=[.Q28]*100" office:value-type="float" office:value="0.555555555555556">
            <text:p>0,56</text:p>
          </table:table-cell>
          <table:table-cell table:formula="of:=[.R28]*100" office:value-type="float" office:value="12.7777777777778">
            <text:p>12,78</text:p>
          </table:table-cell>
          <table:table-cell/>
        </table:table-row>
        <table:table-row table:style-name="ro4">
          <table:table-cell/>
          <table:table-cell office:value-type="string">
            <text:p>DIAGRAMA DE CAPSA</text:p>
          </table:table-cell>
          <table:table-cell table:number-columns-repeated="10"/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SUM([.P28];[.O29])" office:value-type="float" office:value="24">
            <text:p>24</text:p>
          </table:table-cell>
          <table:table-cell table:formula="of:=[.O29]/[.$O$178]" office:value-type="float" office:value="0.00555555555555556">
            <text:p>0,0056</text:p>
          </table:table-cell>
          <table:table-cell table:formula="of:=[.P29]/[.$P$178]" office:value-type="float" office:value="0.133333333333333">
            <text:p>0,133</text:p>
          </table:table-cell>
          <table:table-cell table:formula="of:=[.Q29]*100" office:value-type="float" office:value="0.555555555555556">
            <text:p>0,56</text:p>
          </table:table-cell>
          <table:table-cell table:formula="of:=[.R29]*100" office:value-type="float" office:value="13.3333333333333">
            <text:p>13,33</text:p>
          </table:table-cell>
          <table:table-cell/>
        </table:table-row>
        <table:table-row table:style-name="ro4">
          <table:table-cell/>
          <table:table-cell>
            <draw:frame table:end-cell-address="'APARTAT b)'.J53" table:end-x="0.559cm" table:end-y="0.313cm" draw:z-index="0" draw:style-name="gr1" svg:width="20.641cm" svg:height="10.717cm" svg:x="0.267cm" svg:y="0.003cm">
              <draw:object draw:notify-on-update-of-ranges="'APARTAT b)'.C2:'APARTAT b)'.C11 'APARTAT b)'.E1:'APARTAT b)'.E1 'APARTAT b)'.E2:'APARTAT b)'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table:formula="of:=SUM([.P29];[.O30])" office:value-type="float" office:value="25">
            <text:p>25</text:p>
          </table:table-cell>
          <table:table-cell table:formula="of:=[.O30]/[.$O$178]" office:value-type="float" office:value="0.00555555555555556">
            <text:p>0,0056</text:p>
          </table:table-cell>
          <table:table-cell table:formula="of:=[.P30]/[.$P$178]" office:value-type="float" office:value="0.138888888888889">
            <text:p>0,139</text:p>
          </table:table-cell>
          <table:table-cell table:formula="of:=[.Q30]*100" office:value-type="float" office:value="0.555555555555556">
            <text:p>0,56</text:p>
          </table:table-cell>
          <table:table-cell table:formula="of:=[.R30]*100" office:value-type="float" office:value="13.8888888888889">
            <text:p>13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27">
            <text:p>327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table:formula="of:=SUM([.P30];[.O31])" office:value-type="float" office:value="26">
            <text:p>26</text:p>
          </table:table-cell>
          <table:table-cell table:formula="of:=[.O31]/[.$O$178]" office:value-type="float" office:value="0.00555555555555556">
            <text:p>0,0056</text:p>
          </table:table-cell>
          <table:table-cell table:formula="of:=[.P31]/[.$P$178]" office:value-type="float" office:value="0.144444444444444">
            <text:p>0,144</text:p>
          </table:table-cell>
          <table:table-cell table:formula="of:=[.Q31]*100" office:value-type="float" office:value="0.555555555555556">
            <text:p>0,56</text:p>
          </table:table-cell>
          <table:table-cell table:formula="of:=[.R31]*100" office:value-type="float" office:value="14.4444444444444">
            <text:p>14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54">
            <text:p>354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table:formula="of:=SUM([.P31];[.O32])" office:value-type="float" office:value="27">
            <text:p>27</text:p>
          </table:table-cell>
          <table:table-cell table:formula="of:=[.O32]/[.$O$178]" office:value-type="float" office:value="0.00555555555555556">
            <text:p>0,0056</text:p>
          </table:table-cell>
          <table:table-cell table:formula="of:=[.P32]/[.$P$178]" office:value-type="float" office:value="0.15">
            <text:p>0,150</text:p>
          </table:table-cell>
          <table:table-cell table:formula="of:=[.Q32]*100" office:value-type="float" office:value="0.555555555555556">
            <text:p>0,56</text:p>
          </table:table-cell>
          <table:table-cell table:formula="of:=[.R32]*100" office:value-type="float" office:value="15">
            <text:p>15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54">
            <text:p>354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table:formula="of:=SUM([.P32];[.O33])" office:value-type="float" office:value="28">
            <text:p>28</text:p>
          </table:table-cell>
          <table:table-cell table:formula="of:=[.O33]/[.$O$178]" office:value-type="float" office:value="0.00555555555555556">
            <text:p>0,0056</text:p>
          </table:table-cell>
          <table:table-cell table:formula="of:=[.P33]/[.$P$178]" office:value-type="float" office:value="0.155555555555556">
            <text:p>0,156</text:p>
          </table:table-cell>
          <table:table-cell table:formula="of:=[.Q33]*100" office:value-type="float" office:value="0.555555555555556">
            <text:p>0,56</text:p>
          </table:table-cell>
          <table:table-cell table:formula="of:=[.R33]*100" office:value-type="float" office:value="15.5555555555556">
            <text:p>15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56">
            <text:p>356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table:formula="of:=SUM([.P33];[.O34])" office:value-type="float" office:value="29">
            <text:p>29</text:p>
          </table:table-cell>
          <table:table-cell table:formula="of:=[.O34]/[.$O$178]" office:value-type="float" office:value="0.00555555555555556">
            <text:p>0,0056</text:p>
          </table:table-cell>
          <table:table-cell table:formula="of:=[.P34]/[.$P$178]" office:value-type="float" office:value="0.161111111111111">
            <text:p>0,161</text:p>
          </table:table-cell>
          <table:table-cell table:formula="of:=[.Q34]*100" office:value-type="float" office:value="0.555555555555556">
            <text:p>0,56</text:p>
          </table:table-cell>
          <table:table-cell table:formula="of:=[.R34]*100" office:value-type="float" office:value="16.1111111111111">
            <text:p>16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57">
            <text:p>357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table:formula="of:=SUM([.P34];[.O35])" office:value-type="float" office:value="31">
            <text:p>31</text:p>
          </table:table-cell>
          <table:table-cell table:formula="of:=[.O35]/[.$O$178]" office:value-type="float" office:value="0.0111111111111111">
            <text:p>0,0111</text:p>
          </table:table-cell>
          <table:table-cell table:formula="of:=[.P35]/[.$P$178]" office:value-type="float" office:value="0.172222222222222">
            <text:p>0,172</text:p>
          </table:table-cell>
          <table:table-cell table:formula="of:=[.Q35]*100" office:value-type="float" office:value="1.11111111111111">
            <text:p>1,11</text:p>
          </table:table-cell>
          <table:table-cell table:formula="of:=[.R35]*100" office:value-type="float" office:value="17.2222222222222">
            <text:p>17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70">
            <text:p>370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table:formula="of:=SUM([.P35];[.O36])" office:value-type="float" office:value="32">
            <text:p>32</text:p>
          </table:table-cell>
          <table:table-cell table:formula="of:=[.O36]/[.$O$178]" office:value-type="float" office:value="0.00555555555555556">
            <text:p>0,0056</text:p>
          </table:table-cell>
          <table:table-cell table:formula="of:=[.P36]/[.$P$178]" office:value-type="float" office:value="0.177777777777778">
            <text:p>0,178</text:p>
          </table:table-cell>
          <table:table-cell table:formula="of:=[.Q36]*100" office:value-type="float" office:value="0.555555555555556">
            <text:p>0,56</text:p>
          </table:table-cell>
          <table:table-cell table:formula="of:=[.R36]*100" office:value-type="float" office:value="17.7777777777778">
            <text:p>17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72">
            <text:p>372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table:formula="of:=SUM([.P36];[.O37])" office:value-type="float" office:value="33">
            <text:p>33</text:p>
          </table:table-cell>
          <table:table-cell table:formula="of:=[.O37]/[.$O$178]" office:value-type="float" office:value="0.00555555555555556">
            <text:p>0,0056</text:p>
          </table:table-cell>
          <table:table-cell table:formula="of:=[.P37]/[.$P$178]" office:value-type="float" office:value="0.183333333333333">
            <text:p>0,183</text:p>
          </table:table-cell>
          <table:table-cell table:formula="of:=[.Q37]*100" office:value-type="float" office:value="0.555555555555556">
            <text:p>0,56</text:p>
          </table:table-cell>
          <table:table-cell table:formula="of:=[.R37]*100" office:value-type="float" office:value="18.3333333333333">
            <text:p>18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73">
            <text:p>373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table:formula="of:=SUM([.P37];[.O38])" office:value-type="float" office:value="34">
            <text:p>34</text:p>
          </table:table-cell>
          <table:table-cell table:formula="of:=[.O38]/[.$O$178]" office:value-type="float" office:value="0.00555555555555556">
            <text:p>0,0056</text:p>
          </table:table-cell>
          <table:table-cell table:formula="of:=[.P38]/[.$P$178]" office:value-type="float" office:value="0.188888888888889">
            <text:p>0,189</text:p>
          </table:table-cell>
          <table:table-cell table:formula="of:=[.Q38]*100" office:value-type="float" office:value="0.555555555555556">
            <text:p>0,56</text:p>
          </table:table-cell>
          <table:table-cell table:formula="of:=[.R38]*100" office:value-type="float" office:value="18.8888888888889">
            <text:p>18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76">
            <text:p>376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table:formula="of:=SUM([.P38];[.O39])" office:value-type="float" office:value="35">
            <text:p>35</text:p>
          </table:table-cell>
          <table:table-cell table:formula="of:=[.O39]/[.$O$178]" office:value-type="float" office:value="0.00555555555555556">
            <text:p>0,0056</text:p>
          </table:table-cell>
          <table:table-cell table:formula="of:=[.P39]/[.$P$178]" office:value-type="float" office:value="0.194444444444444">
            <text:p>0,194</text:p>
          </table:table-cell>
          <table:table-cell table:formula="of:=[.Q39]*100" office:value-type="float" office:value="0.555555555555556">
            <text:p>0,56</text:p>
          </table:table-cell>
          <table:table-cell table:formula="of:=[.R39]*100" office:value-type="float" office:value="19.4444444444444">
            <text:p>19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77">
            <text:p>377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table:formula="of:=SUM([.P39];[.O40])" office:value-type="float" office:value="36">
            <text:p>36</text:p>
          </table:table-cell>
          <table:table-cell table:formula="of:=[.O40]/[.$O$178]" office:value-type="float" office:value="0.00555555555555556">
            <text:p>0,0056</text:p>
          </table:table-cell>
          <table:table-cell table:formula="of:=[.P40]/[.$P$178]" office:value-type="float" office:value="0.2">
            <text:p>0,200</text:p>
          </table:table-cell>
          <table:table-cell table:formula="of:=[.Q40]*100" office:value-type="float" office:value="0.555555555555556">
            <text:p>0,56</text:p>
          </table:table-cell>
          <table:table-cell table:formula="of:=[.R40]*100" office:value-type="float" office:value="20">
            <text:p>2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78">
            <text:p>378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table:formula="of:=SUM([.P40];[.O41])" office:value-type="float" office:value="37">
            <text:p>37</text:p>
          </table:table-cell>
          <table:table-cell table:formula="of:=[.O41]/[.$O$178]" office:value-type="float" office:value="0.00555555555555556">
            <text:p>0,0056</text:p>
          </table:table-cell>
          <table:table-cell table:formula="of:=[.P41]/[.$P$178]" office:value-type="float" office:value="0.205555555555556">
            <text:p>0,206</text:p>
          </table:table-cell>
          <table:table-cell table:formula="of:=[.Q41]*100" office:value-type="float" office:value="0.555555555555556">
            <text:p>0,56</text:p>
          </table:table-cell>
          <table:table-cell table:formula="of:=[.R41]*100" office:value-type="float" office:value="20.5555555555556">
            <text:p>20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87">
            <text:p>387</text:p>
          </table:table-cell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table:formula="of:=SUM([.P41];[.O42])" office:value-type="float" office:value="38">
            <text:p>38</text:p>
          </table:table-cell>
          <table:table-cell table:formula="of:=[.O42]/[.$O$178]" office:value-type="float" office:value="0.00555555555555556">
            <text:p>0,0056</text:p>
          </table:table-cell>
          <table:table-cell table:formula="of:=[.P42]/[.$P$178]" office:value-type="float" office:value="0.211111111111111">
            <text:p>0,211</text:p>
          </table:table-cell>
          <table:table-cell table:formula="of:=[.Q42]*100" office:value-type="float" office:value="0.555555555555556">
            <text:p>0,56</text:p>
          </table:table-cell>
          <table:table-cell table:formula="of:=[.R42]*100" office:value-type="float" office:value="21.1111111111111">
            <text:p>21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89">
            <text:p>389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table:formula="of:=SUM([.P42];[.O43])" office:value-type="float" office:value="39">
            <text:p>39</text:p>
          </table:table-cell>
          <table:table-cell table:formula="of:=[.O43]/[.$O$178]" office:value-type="float" office:value="0.00555555555555556">
            <text:p>0,0056</text:p>
          </table:table-cell>
          <table:table-cell table:formula="of:=[.P43]/[.$P$178]" office:value-type="float" office:value="0.216666666666667">
            <text:p>0,217</text:p>
          </table:table-cell>
          <table:table-cell table:formula="of:=[.Q43]*100" office:value-type="float" office:value="0.555555555555556">
            <text:p>0,56</text:p>
          </table:table-cell>
          <table:table-cell table:formula="of:=[.R43]*100" office:value-type="float" office:value="21.6666666666667">
            <text:p>21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395">
            <text:p>395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table:formula="of:=SUM([.P43];[.O44])" office:value-type="float" office:value="40">
            <text:p>40</text:p>
          </table:table-cell>
          <table:table-cell table:formula="of:=[.O44]/[.$O$178]" office:value-type="float" office:value="0.00555555555555556">
            <text:p>0,0056</text:p>
          </table:table-cell>
          <table:table-cell table:formula="of:=[.P44]/[.$P$178]" office:value-type="float" office:value="0.222222222222222">
            <text:p>0,222</text:p>
          </table:table-cell>
          <table:table-cell table:formula="of:=[.Q44]*100" office:value-type="float" office:value="0.555555555555556">
            <text:p>0,56</text:p>
          </table:table-cell>
          <table:table-cell table:formula="of:=[.R44]*100" office:value-type="float" office:value="22.2222222222222">
            <text:p>22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401">
            <text:p>401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table:formula="of:=SUM([.P44];[.O45])" office:value-type="float" office:value="41">
            <text:p>41</text:p>
          </table:table-cell>
          <table:table-cell table:formula="of:=[.O45]/[.$O$178]" office:value-type="float" office:value="0.00555555555555556">
            <text:p>0,0056</text:p>
          </table:table-cell>
          <table:table-cell table:formula="of:=[.P45]/[.$P$178]" office:value-type="float" office:value="0.227777777777778">
            <text:p>0,228</text:p>
          </table:table-cell>
          <table:table-cell table:formula="of:=[.Q45]*100" office:value-type="float" office:value="0.555555555555556">
            <text:p>0,56</text:p>
          </table:table-cell>
          <table:table-cell table:formula="of:=[.R45]*100" office:value-type="float" office:value="22.7777777777778">
            <text:p>22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401">
            <text:p>401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table:formula="of:=SUM([.P45];[.O46])" office:value-type="float" office:value="42">
            <text:p>42</text:p>
          </table:table-cell>
          <table:table-cell table:formula="of:=[.O46]/[.$O$178]" office:value-type="float" office:value="0.00555555555555556">
            <text:p>0,0056</text:p>
          </table:table-cell>
          <table:table-cell table:formula="of:=[.P46]/[.$P$178]" office:value-type="float" office:value="0.233333333333333">
            <text:p>0,233</text:p>
          </table:table-cell>
          <table:table-cell table:formula="of:=[.Q46]*100" office:value-type="float" office:value="0.555555555555556">
            <text:p>0,56</text:p>
          </table:table-cell>
          <table:table-cell table:formula="of:=[.R46]*100" office:value-type="float" office:value="23.3333333333333">
            <text:p>23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406">
            <text:p>406</text:p>
          </table:table-cell>
          <table:table-cell office:value-type="float" office:value="401">
            <text:p>401</text:p>
          </table:table-cell>
          <table:table-cell office:value-type="float" office:value="2">
            <text:p>2</text:p>
          </table:table-cell>
          <table:table-cell table:formula="of:=SUM([.P46];[.O47])" office:value-type="float" office:value="44">
            <text:p>44</text:p>
          </table:table-cell>
          <table:table-cell table:formula="of:=[.O47]/[.$O$178]" office:value-type="float" office:value="0.0111111111111111">
            <text:p>0,0111</text:p>
          </table:table-cell>
          <table:table-cell table:formula="of:=[.P47]/[.$P$178]" office:value-type="float" office:value="0.244444444444444">
            <text:p>0,244</text:p>
          </table:table-cell>
          <table:table-cell table:formula="of:=[.Q47]*100" office:value-type="float" office:value="1.11111111111111">
            <text:p>1,11</text:p>
          </table:table-cell>
          <table:table-cell table:formula="of:=[.R47]*100" office:value-type="float" office:value="24.4444444444444">
            <text:p>24,44</text:p>
          </table:table-cell>
          <table:table-cell/>
        </table:table-row>
        <table:table-row table:style-name="ro3">
          <table:table-cell table:number-columns-repeated="12"/>
          <table:table-cell office:value-type="float" office:value="408">
            <text:p>408</text:p>
          </table:table-cell>
          <table:table-cell table:style-name="ce14" office:value-type="float" office:value="406">
            <text:p>406</text:p>
          </table:table-cell>
          <table:table-cell table:style-name="ce16" office:value-type="float" office:value="1">
            <text:p>1</text:p>
          </table:table-cell>
          <table:table-cell table:style-name="ce16" table:formula="of:=SUM([.P47];[.O48])" office:value-type="float" office:value="45">
            <text:p>45</text:p>
          </table:table-cell>
          <table:table-cell table:style-name="ce20" table:formula="of:=[.O48]/[.$O$178]" office:value-type="float" office:value="0.00555555555555556">
            <text:p>0,0056</text:p>
          </table:table-cell>
          <table:table-cell table:style-name="ce22" table:formula="of:=[.P48]/[.$P$178]" office:value-type="float" office:value="0.25">
            <text:p>0,250</text:p>
          </table:table-cell>
          <table:table-cell table:style-name="ce24" table:formula="of:=[.Q48]*100" office:value-type="float" office:value="0.555555555555556">
            <text:p>0,56</text:p>
          </table:table-cell>
          <table:table-cell table:style-name="ce24" table:formula="of:=[.R48]*100" office:value-type="float" office:value="25">
            <text:p>25</text:p>
          </table:table-cell>
          <table:table-cell table:style-name="ce24" office:value-type="string">
            <text:p>1er Quartil</text:p>
          </table:table-cell>
        </table:table-row>
        <table:table-row table:style-name="ro4">
          <table:table-cell table:number-columns-repeated="12"/>
          <table:table-cell office:value-type="float" office:value="409">
            <text:p>409</text:p>
          </table:table-cell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table:formula="of:=SUM([.P48];[.O49])" office:value-type="float" office:value="46">
            <text:p>46</text:p>
          </table:table-cell>
          <table:table-cell table:formula="of:=[.O49]/[.$O$178]" office:value-type="float" office:value="0.00555555555555556">
            <text:p>0,0056</text:p>
          </table:table-cell>
          <table:table-cell table:formula="of:=[.P49]/[.$P$178]" office:value-type="float" office:value="0.255555555555556">
            <text:p>0,256</text:p>
          </table:table-cell>
          <table:table-cell table:formula="of:=[.Q49]*100" office:value-type="float" office:value="0.555555555555556">
            <text:p>0,56</text:p>
          </table:table-cell>
          <table:table-cell table:formula="of:=[.R49]*100" office:value-type="float" office:value="25.5555555555556">
            <text:p>25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410">
            <text:p>410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table:formula="of:=SUM([.P49];[.O50])" office:value-type="float" office:value="47">
            <text:p>47</text:p>
          </table:table-cell>
          <table:table-cell table:formula="of:=[.O50]/[.$O$178]" office:value-type="float" office:value="0.00555555555555556">
            <text:p>0,0056</text:p>
          </table:table-cell>
          <table:table-cell table:formula="of:=[.P50]/[.$P$178]" office:value-type="float" office:value="0.261111111111111">
            <text:p>0,261</text:p>
          </table:table-cell>
          <table:table-cell table:formula="of:=[.Q50]*100" office:value-type="float" office:value="0.555555555555556">
            <text:p>0,56</text:p>
          </table:table-cell>
          <table:table-cell table:formula="of:=[.R50]*100" office:value-type="float" office:value="26.1111111111111">
            <text:p>26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436">
            <text:p>436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table:formula="of:=SUM([.P50];[.O51])" office:value-type="float" office:value="48">
            <text:p>48</text:p>
          </table:table-cell>
          <table:table-cell table:formula="of:=[.O51]/[.$O$178]" office:value-type="float" office:value="0.00555555555555556">
            <text:p>0,0056</text:p>
          </table:table-cell>
          <table:table-cell table:formula="of:=[.P51]/[.$P$178]" office:value-type="float" office:value="0.266666666666667">
            <text:p>0,267</text:p>
          </table:table-cell>
          <table:table-cell table:formula="of:=[.Q51]*100" office:value-type="float" office:value="0.555555555555556">
            <text:p>0,56</text:p>
          </table:table-cell>
          <table:table-cell table:formula="of:=[.R51]*100" office:value-type="float" office:value="26.6666666666667">
            <text:p>26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437">
            <text:p>437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table:formula="of:=SUM([.P51];[.O52])" office:value-type="float" office:value="49">
            <text:p>49</text:p>
          </table:table-cell>
          <table:table-cell table:formula="of:=[.O52]/[.$O$178]" office:value-type="float" office:value="0.00555555555555556">
            <text:p>0,0056</text:p>
          </table:table-cell>
          <table:table-cell table:formula="of:=[.P52]/[.$P$178]" office:value-type="float" office:value="0.272222222222222">
            <text:p>0,272</text:p>
          </table:table-cell>
          <table:table-cell table:formula="of:=[.Q52]*100" office:value-type="float" office:value="0.555555555555556">
            <text:p>0,56</text:p>
          </table:table-cell>
          <table:table-cell table:formula="of:=[.R52]*100" office:value-type="float" office:value="27.2222222222222">
            <text:p>27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441">
            <text:p>441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table:formula="of:=SUM([.P52];[.O53])" office:value-type="float" office:value="50">
            <text:p>50</text:p>
          </table:table-cell>
          <table:table-cell table:formula="of:=[.O53]/[.$O$178]" office:value-type="float" office:value="0.00555555555555556">
            <text:p>0,0056</text:p>
          </table:table-cell>
          <table:table-cell table:formula="of:=[.P53]/[.$P$178]" office:value-type="float" office:value="0.277777777777778">
            <text:p>0,278</text:p>
          </table:table-cell>
          <table:table-cell table:formula="of:=[.Q53]*100" office:value-type="float" office:value="0.555555555555556">
            <text:p>0,56</text:p>
          </table:table-cell>
          <table:table-cell table:formula="of:=[.R53]*100" office:value-type="float" office:value="27.7777777777778">
            <text:p>27,78</text:p>
          </table:table-cell>
          <table:table-cell/>
        </table:table-row>
        <table:table-row table:style-name="ro4">
          <table:table-cell table:number-columns-repeated="2"/>
          <table:table-cell table:formula="of:=54-9" office:value-type="float" office:value="45">
            <text:p>45</text:p>
          </table:table-cell>
          <table:table-cell table:number-columns-repeated="9"/>
          <table:table-cell table:number-columns-repeated="2" office:value-type="float" office:value="441">
            <text:p>441</text:p>
          </table:table-cell>
          <table:table-cell office:value-type="float" office:value="2">
            <text:p>2</text:p>
          </table:table-cell>
          <table:table-cell table:formula="of:=SUM([.P53];[.O54])" office:value-type="float" office:value="52">
            <text:p>52</text:p>
          </table:table-cell>
          <table:table-cell table:formula="of:=[.O54]/[.$O$178]" office:value-type="float" office:value="0.0111111111111111">
            <text:p>0,0111</text:p>
          </table:table-cell>
          <table:table-cell table:formula="of:=[.P54]/[.$P$178]" office:value-type="float" office:value="0.288888888888889">
            <text:p>0,289</text:p>
          </table:table-cell>
          <table:table-cell table:formula="of:=[.Q54]*100" office:value-type="float" office:value="1.11111111111111">
            <text:p>1,11</text:p>
          </table:table-cell>
          <table:table-cell table:formula="of:=[.R54]*100" office:value-type="float" office:value="28.8888888888889">
            <text:p>28,89</text:p>
          </table:table-cell>
          <table:table-cell/>
        </table:table-row>
        <table:table-row table:style-name="ro4">
          <table:table-cell table:number-columns-repeated="12"/>
          <table:table-cell table:number-columns-repeated="2" office:value-type="float" office:value="448">
            <text:p>448</text:p>
          </table:table-cell>
          <table:table-cell office:value-type="float" office:value="1">
            <text:p>1</text:p>
          </table:table-cell>
          <table:table-cell table:formula="of:=SUM([.P54];[.O55])" office:value-type="float" office:value="53">
            <text:p>53</text:p>
          </table:table-cell>
          <table:table-cell table:formula="of:=[.O55]/[.$O$178]" office:value-type="float" office:value="0.00555555555555556">
            <text:p>0,0056</text:p>
          </table:table-cell>
          <table:table-cell table:formula="of:=[.P55]/[.$P$178]" office:value-type="float" office:value="0.294444444444444">
            <text:p>0,294</text:p>
          </table:table-cell>
          <table:table-cell table:formula="of:=[.Q55]*100" office:value-type="float" office:value="0.555555555555556">
            <text:p>0,56</text:p>
          </table:table-cell>
          <table:table-cell table:formula="of:=[.R55]*100" office:value-type="float" office:value="29.4444444444444">
            <text:p>29,44</text:p>
          </table:table-cell>
          <table:table-cell/>
        </table:table-row>
        <table:table-row table:style-name="ro4">
          <table:table-cell/>
          <table:table-cell office:value-type="string">
            <text:p>DIAGRAMA DE TARTA</text:p>
          </table:table-cell>
          <table:table-cell table:number-columns-repeated="10"/>
          <table:table-cell table:number-columns-repeated="2" office:value-type="float" office:value="455">
            <text:p>455</text:p>
          </table:table-cell>
          <table:table-cell office:value-type="float" office:value="1">
            <text:p>1</text:p>
          </table:table-cell>
          <table:table-cell table:formula="of:=SUM([.P55];[.O56])" office:value-type="float" office:value="54">
            <text:p>54</text:p>
          </table:table-cell>
          <table:table-cell table:formula="of:=[.O56]/[.$O$178]" office:value-type="float" office:value="0.00555555555555556">
            <text:p>0,0056</text:p>
          </table:table-cell>
          <table:table-cell table:formula="of:=[.P56]/[.$P$178]" office:value-type="float" office:value="0.3">
            <text:p>0,300</text:p>
          </table:table-cell>
          <table:table-cell table:formula="of:=[.Q56]*100" office:value-type="float" office:value="0.555555555555556">
            <text:p>0,56</text:p>
          </table:table-cell>
          <table:table-cell table:formula="of:=[.R56]*100" office:value-type="float" office:value="30">
            <text:p>30</text:p>
          </table:table-cell>
          <table:table-cell/>
        </table:table-row>
        <table:table-row table:style-name="ro4">
          <table:table-cell table:number-columns-repeated="12"/>
          <table:table-cell table:number-columns-repeated="2" office:value-type="float" office:value="462">
            <text:p>462</text:p>
          </table:table-cell>
          <table:table-cell office:value-type="float" office:value="1">
            <text:p>1</text:p>
          </table:table-cell>
          <table:table-cell table:formula="of:=SUM([.P56];[.O57])" office:value-type="float" office:value="55">
            <text:p>55</text:p>
          </table:table-cell>
          <table:table-cell table:formula="of:=[.O57]/[.$O$178]" office:value-type="float" office:value="0.00555555555555556">
            <text:p>0,0056</text:p>
          </table:table-cell>
          <table:table-cell table:formula="of:=[.P57]/[.$P$178]" office:value-type="float" office:value="0.305555555555556">
            <text:p>0,306</text:p>
          </table:table-cell>
          <table:table-cell table:formula="of:=[.Q57]*100" office:value-type="float" office:value="0.555555555555556">
            <text:p>0,56</text:p>
          </table:table-cell>
          <table:table-cell table:formula="of:=[.R57]*100" office:value-type="float" office:value="30.5555555555556">
            <text:p>30,56</text:p>
          </table:table-cell>
          <table:table-cell/>
        </table:table-row>
        <table:table-row table:style-name="ro4">
          <table:table-cell/>
          <table:table-cell>
            <draw:frame table:end-cell-address="'APARTAT b)'.G78" table:end-x="1.563cm" table:end-y="0.214cm" draw:z-index="1" draw:style-name="gr1" svg:width="12.852cm" svg:height="8.883cm" svg:x="2.286cm" svg:y="0.363cm">
              <draw:object draw:notify-on-update-of-ranges="'APARTAT b)'.C3:'APARTAT b)'.C11 'APARTAT b)'.I2:'APARTAT b)'.I2 'APARTAT b)'.I3:'APARTAT b)'.I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 table:number-columns-repeated="2" office:value-type="float" office:value="464">
            <text:p>464</text:p>
          </table:table-cell>
          <table:table-cell office:value-type="float" office:value="1">
            <text:p>1</text:p>
          </table:table-cell>
          <table:table-cell table:formula="of:=SUM([.P57];[.O58])" office:value-type="float" office:value="56">
            <text:p>56</text:p>
          </table:table-cell>
          <table:table-cell table:formula="of:=[.O58]/[.$O$178]" office:value-type="float" office:value="0.00555555555555556">
            <text:p>0,0056</text:p>
          </table:table-cell>
          <table:table-cell table:formula="of:=[.P58]/[.$P$178]" office:value-type="float" office:value="0.311111111111111">
            <text:p>0,311</text:p>
          </table:table-cell>
          <table:table-cell table:formula="of:=[.Q58]*100" office:value-type="float" office:value="0.555555555555556">
            <text:p>0,56</text:p>
          </table:table-cell>
          <table:table-cell table:formula="of:=[.R58]*100" office:value-type="float" office:value="31.1111111111111">
            <text:p>31,11</text:p>
          </table:table-cell>
          <table:table-cell/>
        </table:table-row>
        <table:table-row table:style-name="ro4">
          <table:table-cell table:number-columns-repeated="12"/>
          <table:table-cell table:number-columns-repeated="2" office:value-type="float" office:value="470">
            <text:p>470</text:p>
          </table:table-cell>
          <table:table-cell office:value-type="float" office:value="1">
            <text:p>1</text:p>
          </table:table-cell>
          <table:table-cell table:formula="of:=SUM([.P58];[.O59])" office:value-type="float" office:value="57">
            <text:p>57</text:p>
          </table:table-cell>
          <table:table-cell table:formula="of:=[.O59]/[.$O$178]" office:value-type="float" office:value="0.00555555555555556">
            <text:p>0,0056</text:p>
          </table:table-cell>
          <table:table-cell table:formula="of:=[.P59]/[.$P$178]" office:value-type="float" office:value="0.316666666666667">
            <text:p>0,317</text:p>
          </table:table-cell>
          <table:table-cell table:formula="of:=[.Q59]*100" office:value-type="float" office:value="0.555555555555556">
            <text:p>0,56</text:p>
          </table:table-cell>
          <table:table-cell table:formula="of:=[.R59]*100" office:value-type="float" office:value="31.6666666666667">
            <text:p>31,67</text:p>
          </table:table-cell>
          <table:table-cell/>
        </table:table-row>
        <table:table-row table:style-name="ro4">
          <table:table-cell table:number-columns-repeated="12"/>
          <table:table-cell table:number-columns-repeated="2" office:value-type="float" office:value="476">
            <text:p>476</text:p>
          </table:table-cell>
          <table:table-cell office:value-type="float" office:value="1">
            <text:p>1</text:p>
          </table:table-cell>
          <table:table-cell table:formula="of:=SUM([.P59];[.O60])" office:value-type="float" office:value="58">
            <text:p>58</text:p>
          </table:table-cell>
          <table:table-cell table:formula="of:=[.O60]/[.$O$178]" office:value-type="float" office:value="0.00555555555555556">
            <text:p>0,0056</text:p>
          </table:table-cell>
          <table:table-cell table:formula="of:=[.P60]/[.$P$178]" office:value-type="float" office:value="0.322222222222222">
            <text:p>0,322</text:p>
          </table:table-cell>
          <table:table-cell table:formula="of:=[.Q60]*100" office:value-type="float" office:value="0.555555555555556">
            <text:p>0,56</text:p>
          </table:table-cell>
          <table:table-cell table:formula="of:=[.R60]*100" office:value-type="float" office:value="32.2222222222222">
            <text:p>32,22</text:p>
          </table:table-cell>
          <table:table-cell/>
        </table:table-row>
        <table:table-row table:style-name="ro4">
          <table:table-cell table:number-columns-repeated="12"/>
          <table:table-cell table:number-columns-repeated="2" office:value-type="float" office:value="488">
            <text:p>488</text:p>
          </table:table-cell>
          <table:table-cell office:value-type="float" office:value="2">
            <text:p>2</text:p>
          </table:table-cell>
          <table:table-cell table:formula="of:=SUM([.P60];[.O61])" office:value-type="float" office:value="60">
            <text:p>60</text:p>
          </table:table-cell>
          <table:table-cell table:formula="of:=[.O61]/[.$O$178]" office:value-type="float" office:value="0.0111111111111111">
            <text:p>0,0111</text:p>
          </table:table-cell>
          <table:table-cell table:formula="of:=[.P61]/[.$P$178]" office:value-type="float" office:value="0.333333333333333">
            <text:p>0,333</text:p>
          </table:table-cell>
          <table:table-cell table:formula="of:=[.Q61]*100" office:value-type="float" office:value="1.11111111111111">
            <text:p>1,11</text:p>
          </table:table-cell>
          <table:table-cell table:formula="of:=[.R61]*100" office:value-type="float" office:value="33.3333333333333">
            <text:p>33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488">
            <text:p>488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table:formula="of:=SUM([.P61];[.O62])" office:value-type="float" office:value="61">
            <text:p>61</text:p>
          </table:table-cell>
          <table:table-cell table:formula="of:=[.O62]/[.$O$178]" office:value-type="float" office:value="0.00555555555555556">
            <text:p>0,0056</text:p>
          </table:table-cell>
          <table:table-cell table:formula="of:=[.P62]/[.$P$178]" office:value-type="float" office:value="0.338888888888889">
            <text:p>0,339</text:p>
          </table:table-cell>
          <table:table-cell table:formula="of:=[.Q62]*100" office:value-type="float" office:value="0.555555555555556">
            <text:p>0,56</text:p>
          </table:table-cell>
          <table:table-cell table:formula="of:=[.R62]*100" office:value-type="float" office:value="33.8888888888889">
            <text:p>33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493">
            <text:p>493</text:p>
          </table:table-cell>
          <table:table-cell office:value-type="float" office:value="502">
            <text:p>502</text:p>
          </table:table-cell>
          <table:table-cell office:value-type="float" office:value="1">
            <text:p>1</text:p>
          </table:table-cell>
          <table:table-cell table:formula="of:=SUM([.P62];[.O63])" office:value-type="float" office:value="62">
            <text:p>62</text:p>
          </table:table-cell>
          <table:table-cell table:formula="of:=[.O63]/[.$O$178]" office:value-type="float" office:value="0.00555555555555556">
            <text:p>0,0056</text:p>
          </table:table-cell>
          <table:table-cell table:formula="of:=[.P63]/[.$P$178]" office:value-type="float" office:value="0.344444444444444">
            <text:p>0,344</text:p>
          </table:table-cell>
          <table:table-cell table:formula="of:=[.Q63]*100" office:value-type="float" office:value="0.555555555555556">
            <text:p>0,56</text:p>
          </table:table-cell>
          <table:table-cell table:formula="of:=[.R63]*100" office:value-type="float" office:value="34.4444444444444">
            <text:p>34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02">
            <text:p>502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formula="of:=SUM([.P63];[.O64])" office:value-type="float" office:value="63">
            <text:p>63</text:p>
          </table:table-cell>
          <table:table-cell table:formula="of:=[.O64]/[.$O$178]" office:value-type="float" office:value="0.00555555555555556">
            <text:p>0,0056</text:p>
          </table:table-cell>
          <table:table-cell table:formula="of:=[.P64]/[.$P$178]" office:value-type="float" office:value="0.35">
            <text:p>0,350</text:p>
          </table:table-cell>
          <table:table-cell table:formula="of:=[.Q64]*100" office:value-type="float" office:value="0.555555555555556">
            <text:p>0,56</text:p>
          </table:table-cell>
          <table:table-cell table:formula="of:=[.R64]*100" office:value-type="float" office:value="35">
            <text:p>35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table:formula="of:=SUM([.P64];[.O65])" office:value-type="float" office:value="64">
            <text:p>64</text:p>
          </table:table-cell>
          <table:table-cell table:formula="of:=[.O65]/[.$O$178]" office:value-type="float" office:value="0.00555555555555556">
            <text:p>0,0056</text:p>
          </table:table-cell>
          <table:table-cell table:formula="of:=[.P65]/[.$P$178]" office:value-type="float" office:value="0.355555555555556">
            <text:p>0,356</text:p>
          </table:table-cell>
          <table:table-cell table:formula="of:=[.Q65]*100" office:value-type="float" office:value="0.555555555555556">
            <text:p>0,56</text:p>
          </table:table-cell>
          <table:table-cell table:formula="of:=[.R65]*100" office:value-type="float" office:value="35.5555555555556">
            <text:p>35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13">
            <text:p>513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formula="of:=SUM([.P65];[.O66])" office:value-type="float" office:value="65">
            <text:p>65</text:p>
          </table:table-cell>
          <table:table-cell table:formula="of:=[.O66]/[.$O$178]" office:value-type="float" office:value="0.00555555555555556">
            <text:p>0,0056</text:p>
          </table:table-cell>
          <table:table-cell table:formula="of:=[.P66]/[.$P$178]" office:value-type="float" office:value="0.361111111111111">
            <text:p>0,361</text:p>
          </table:table-cell>
          <table:table-cell table:formula="of:=[.Q66]*100" office:value-type="float" office:value="0.555555555555556">
            <text:p>0,56</text:p>
          </table:table-cell>
          <table:table-cell table:formula="of:=[.R66]*100" office:value-type="float" office:value="36.1111111111111">
            <text:p>36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17">
            <text:p>517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table:formula="of:=SUM([.P66];[.O67])" office:value-type="float" office:value="66">
            <text:p>66</text:p>
          </table:table-cell>
          <table:table-cell table:formula="of:=[.O67]/[.$O$178]" office:value-type="float" office:value="0.00555555555555556">
            <text:p>0,0056</text:p>
          </table:table-cell>
          <table:table-cell table:formula="of:=[.P67]/[.$P$178]" office:value-type="float" office:value="0.366666666666667">
            <text:p>0,367</text:p>
          </table:table-cell>
          <table:table-cell table:formula="of:=[.Q67]*100" office:value-type="float" office:value="0.555555555555556">
            <text:p>0,56</text:p>
          </table:table-cell>
          <table:table-cell table:formula="of:=[.R67]*100" office:value-type="float" office:value="36.6666666666667">
            <text:p>36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19">
            <text:p>519</text:p>
          </table:table-cell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table:formula="of:=SUM([.P67];[.O68])" office:value-type="float" office:value="67">
            <text:p>67</text:p>
          </table:table-cell>
          <table:table-cell table:formula="of:=[.O68]/[.$O$178]" office:value-type="float" office:value="0.00555555555555556">
            <text:p>0,0056</text:p>
          </table:table-cell>
          <table:table-cell table:formula="of:=[.P68]/[.$P$178]" office:value-type="float" office:value="0.372222222222222">
            <text:p>0,372</text:p>
          </table:table-cell>
          <table:table-cell table:formula="of:=[.Q68]*100" office:value-type="float" office:value="0.555555555555556">
            <text:p>0,56</text:p>
          </table:table-cell>
          <table:table-cell table:formula="of:=[.R68]*100" office:value-type="float" office:value="37.2222222222222">
            <text:p>37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41">
            <text:p>541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table:formula="of:=SUM([.P68];[.O69])" office:value-type="float" office:value="68">
            <text:p>68</text:p>
          </table:table-cell>
          <table:table-cell table:formula="of:=[.O69]/[.$O$178]" office:value-type="float" office:value="0.00555555555555556">
            <text:p>0,0056</text:p>
          </table:table-cell>
          <table:table-cell table:formula="of:=[.P69]/[.$P$178]" office:value-type="float" office:value="0.377777777777778">
            <text:p>0,378</text:p>
          </table:table-cell>
          <table:table-cell table:formula="of:=[.Q69]*100" office:value-type="float" office:value="0.555555555555556">
            <text:p>0,56</text:p>
          </table:table-cell>
          <table:table-cell table:formula="of:=[.R69]*100" office:value-type="float" office:value="37.7777777777778">
            <text:p>37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42">
            <text:p>542</text:p>
          </table:table-cell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table:formula="of:=SUM([.P69];[.O70])" office:value-type="float" office:value="69">
            <text:p>69</text:p>
          </table:table-cell>
          <table:table-cell table:formula="of:=[.O70]/[.$O$178]" office:value-type="float" office:value="0.00555555555555556">
            <text:p>0,0056</text:p>
          </table:table-cell>
          <table:table-cell table:formula="of:=[.P70]/[.$P$178]" office:value-type="float" office:value="0.383333333333333">
            <text:p>0,383</text:p>
          </table:table-cell>
          <table:table-cell table:formula="of:=[.Q70]*100" office:value-type="float" office:value="0.555555555555556">
            <text:p>0,56</text:p>
          </table:table-cell>
          <table:table-cell table:formula="of:=[.R70]*100" office:value-type="float" office:value="38.3333333333333">
            <text:p>38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48">
            <text:p>548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table:formula="of:=SUM([.P70];[.O71])" office:value-type="float" office:value="70">
            <text:p>70</text:p>
          </table:table-cell>
          <table:table-cell table:formula="of:=[.O71]/[.$O$178]" office:value-type="float" office:value="0.00555555555555556">
            <text:p>0,0056</text:p>
          </table:table-cell>
          <table:table-cell table:formula="of:=[.P71]/[.$P$178]" office:value-type="float" office:value="0.388888888888889">
            <text:p>0,389</text:p>
          </table:table-cell>
          <table:table-cell table:formula="of:=[.Q71]*100" office:value-type="float" office:value="0.555555555555556">
            <text:p>0,56</text:p>
          </table:table-cell>
          <table:table-cell table:formula="of:=[.R71]*100" office:value-type="float" office:value="38.8888888888889">
            <text:p>38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49">
            <text:p>549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table:formula="of:=SUM([.P71];[.O72])" office:value-type="float" office:value="71">
            <text:p>71</text:p>
          </table:table-cell>
          <table:table-cell table:formula="of:=[.O72]/[.$O$178]" office:value-type="float" office:value="0.00555555555555556">
            <text:p>0,0056</text:p>
          </table:table-cell>
          <table:table-cell table:formula="of:=[.P72]/[.$P$178]" office:value-type="float" office:value="0.394444444444444">
            <text:p>0,394</text:p>
          </table:table-cell>
          <table:table-cell table:formula="of:=[.Q72]*100" office:value-type="float" office:value="0.555555555555556">
            <text:p>0,56</text:p>
          </table:table-cell>
          <table:table-cell table:formula="of:=[.R72]*100" office:value-type="float" office:value="39.4444444444444">
            <text:p>39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52">
            <text:p>552</text:p>
          </table:table-cell>
          <table:table-cell office:value-type="float" office:value="553">
            <text:p>553</text:p>
          </table:table-cell>
          <table:table-cell office:value-type="float" office:value="1">
            <text:p>1</text:p>
          </table:table-cell>
          <table:table-cell table:formula="of:=SUM([.P72];[.O73])" office:value-type="float" office:value="72">
            <text:p>72</text:p>
          </table:table-cell>
          <table:table-cell table:formula="of:=[.O73]/[.$O$178]" office:value-type="float" office:value="0.00555555555555556">
            <text:p>0,0056</text:p>
          </table:table-cell>
          <table:table-cell table:formula="of:=[.P73]/[.$P$178]" office:value-type="float" office:value="0.4">
            <text:p>0,400</text:p>
          </table:table-cell>
          <table:table-cell table:formula="of:=[.Q73]*100" office:value-type="float" office:value="0.555555555555556">
            <text:p>0,56</text:p>
          </table:table-cell>
          <table:table-cell table:formula="of:=[.R73]*100" office:value-type="float" office:value="40">
            <text:p>4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53">
            <text:p>553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table:formula="of:=SUM([.P73];[.O74])" office:value-type="float" office:value="73">
            <text:p>73</text:p>
          </table:table-cell>
          <table:table-cell table:formula="of:=[.O74]/[.$O$178]" office:value-type="float" office:value="0.00555555555555556">
            <text:p>0,0056</text:p>
          </table:table-cell>
          <table:table-cell table:formula="of:=[.P74]/[.$P$178]" office:value-type="float" office:value="0.405555555555556">
            <text:p>0,406</text:p>
          </table:table-cell>
          <table:table-cell table:formula="of:=[.Q74]*100" office:value-type="float" office:value="0.555555555555556">
            <text:p>0,56</text:p>
          </table:table-cell>
          <table:table-cell table:formula="of:=[.R74]*100" office:value-type="float" office:value="40.5555555555556">
            <text:p>40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table:formula="of:=SUM([.P74];[.O75])" office:value-type="float" office:value="74">
            <text:p>74</text:p>
          </table:table-cell>
          <table:table-cell table:formula="of:=[.O75]/[.$O$178]" office:value-type="float" office:value="0.00555555555555556">
            <text:p>0,0056</text:p>
          </table:table-cell>
          <table:table-cell table:formula="of:=[.P75]/[.$P$178]" office:value-type="float" office:value="0.411111111111111">
            <text:p>0,411</text:p>
          </table:table-cell>
          <table:table-cell table:formula="of:=[.Q75]*100" office:value-type="float" office:value="0.555555555555556">
            <text:p>0,56</text:p>
          </table:table-cell>
          <table:table-cell table:formula="of:=[.R75]*100" office:value-type="float" office:value="41.1111111111111">
            <text:p>41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69">
            <text:p>569</text:p>
          </table:table-cell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table:formula="of:=SUM([.P75];[.O76])" office:value-type="float" office:value="75">
            <text:p>75</text:p>
          </table:table-cell>
          <table:table-cell table:formula="of:=[.O76]/[.$O$178]" office:value-type="float" office:value="0.00555555555555556">
            <text:p>0,0056</text:p>
          </table:table-cell>
          <table:table-cell table:formula="of:=[.P76]/[.$P$178]" office:value-type="float" office:value="0.416666666666667">
            <text:p>0,417</text:p>
          </table:table-cell>
          <table:table-cell table:formula="of:=[.Q76]*100" office:value-type="float" office:value="0.555555555555556">
            <text:p>0,56</text:p>
          </table:table-cell>
          <table:table-cell table:formula="of:=[.R76]*100" office:value-type="float" office:value="41.6666666666667">
            <text:p>41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70">
            <text:p>57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table:formula="of:=SUM([.P76];[.O77])" office:value-type="float" office:value="76">
            <text:p>76</text:p>
          </table:table-cell>
          <table:table-cell table:formula="of:=[.O77]/[.$O$178]" office:value-type="float" office:value="0.00555555555555556">
            <text:p>0,0056</text:p>
          </table:table-cell>
          <table:table-cell table:formula="of:=[.P77]/[.$P$178]" office:value-type="float" office:value="0.422222222222222">
            <text:p>0,422</text:p>
          </table:table-cell>
          <table:table-cell table:formula="of:=[.Q77]*100" office:value-type="float" office:value="0.555555555555556">
            <text:p>0,56</text:p>
          </table:table-cell>
          <table:table-cell table:formula="of:=[.R77]*100" office:value-type="float" office:value="42.2222222222222">
            <text:p>42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75">
            <text:p>575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table:formula="of:=SUM([.P77];[.O78])" office:value-type="float" office:value="77">
            <text:p>77</text:p>
          </table:table-cell>
          <table:table-cell table:formula="of:=[.O78]/[.$O$178]" office:value-type="float" office:value="0.00555555555555556">
            <text:p>0,0056</text:p>
          </table:table-cell>
          <table:table-cell table:formula="of:=[.P78]/[.$P$178]" office:value-type="float" office:value="0.427777777777778">
            <text:p>0,428</text:p>
          </table:table-cell>
          <table:table-cell table:formula="of:=[.Q78]*100" office:value-type="float" office:value="0.555555555555556">
            <text:p>0,56</text:p>
          </table:table-cell>
          <table:table-cell table:formula="of:=[.R78]*100" office:value-type="float" office:value="42.7777777777778">
            <text:p>42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77">
            <text:p>577</text:p>
          </table:table-cell>
          <table:table-cell office:value-type="float" office:value="586">
            <text:p>586</text:p>
          </table:table-cell>
          <table:table-cell office:value-type="float" office:value="2">
            <text:p>2</text:p>
          </table:table-cell>
          <table:table-cell table:formula="of:=SUM([.P78];[.O79])" office:value-type="float" office:value="79">
            <text:p>79</text:p>
          </table:table-cell>
          <table:table-cell table:formula="of:=[.O79]/[.$O$178]" office:value-type="float" office:value="0.0111111111111111">
            <text:p>0,0111</text:p>
          </table:table-cell>
          <table:table-cell table:formula="of:=[.P79]/[.$P$178]" office:value-type="float" office:value="0.438888888888889">
            <text:p>0,439</text:p>
          </table:table-cell>
          <table:table-cell table:formula="of:=[.Q79]*100" office:value-type="float" office:value="1.11111111111111">
            <text:p>1,11</text:p>
          </table:table-cell>
          <table:table-cell table:formula="of:=[.R79]*100" office:value-type="float" office:value="43.8888888888889">
            <text:p>43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86">
            <text:p>586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table:formula="of:=SUM([.P79];[.O80])" office:value-type="float" office:value="80">
            <text:p>80</text:p>
          </table:table-cell>
          <table:table-cell table:formula="of:=[.O80]/[.$O$178]" office:value-type="float" office:value="0.00555555555555556">
            <text:p>0,0056</text:p>
          </table:table-cell>
          <table:table-cell table:formula="of:=[.P80]/[.$P$178]" office:value-type="float" office:value="0.444444444444444">
            <text:p>0,444</text:p>
          </table:table-cell>
          <table:table-cell table:formula="of:=[.Q80]*100" office:value-type="float" office:value="0.555555555555556">
            <text:p>0,56</text:p>
          </table:table-cell>
          <table:table-cell table:formula="of:=[.R80]*100" office:value-type="float" office:value="44.4444444444444">
            <text:p>44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86">
            <text:p>586</text:p>
          </table:table-cell>
          <table:table-cell office:value-type="float" office:value="597">
            <text:p>597</text:p>
          </table:table-cell>
          <table:table-cell office:value-type="float" office:value="2">
            <text:p>2</text:p>
          </table:table-cell>
          <table:table-cell table:formula="of:=SUM([.P80];[.O81])" office:value-type="float" office:value="82">
            <text:p>82</text:p>
          </table:table-cell>
          <table:table-cell table:formula="of:=[.O81]/[.$O$178]" office:value-type="float" office:value="0.0111111111111111">
            <text:p>0,0111</text:p>
          </table:table-cell>
          <table:table-cell table:formula="of:=[.P81]/[.$P$178]" office:value-type="float" office:value="0.455555555555556">
            <text:p>0,456</text:p>
          </table:table-cell>
          <table:table-cell table:formula="of:=[.Q81]*100" office:value-type="float" office:value="1.11111111111111">
            <text:p>1,11</text:p>
          </table:table-cell>
          <table:table-cell table:formula="of:=[.R81]*100" office:value-type="float" office:value="45.5555555555556">
            <text:p>45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88">
            <text:p>588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table:formula="of:=SUM([.P81];[.O82])" office:value-type="float" office:value="83">
            <text:p>83</text:p>
          </table:table-cell>
          <table:table-cell table:formula="of:=[.O82]/[.$O$178]" office:value-type="float" office:value="0.00555555555555556">
            <text:p>0,0056</text:p>
          </table:table-cell>
          <table:table-cell table:formula="of:=[.P82]/[.$P$178]" office:value-type="float" office:value="0.461111111111111">
            <text:p>0,461</text:p>
          </table:table-cell>
          <table:table-cell table:formula="of:=[.Q82]*100" office:value-type="float" office:value="0.555555555555556">
            <text:p>0,56</text:p>
          </table:table-cell>
          <table:table-cell table:formula="of:=[.R82]*100" office:value-type="float" office:value="46.1111111111111">
            <text:p>46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97">
            <text:p>597</text:p>
          </table:table-cell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table:formula="of:=SUM([.P82];[.O83])" office:value-type="float" office:value="84">
            <text:p>84</text:p>
          </table:table-cell>
          <table:table-cell table:formula="of:=[.O83]/[.$O$178]" office:value-type="float" office:value="0.00555555555555556">
            <text:p>0,0056</text:p>
          </table:table-cell>
          <table:table-cell table:formula="of:=[.P83]/[.$P$178]" office:value-type="float" office:value="0.466666666666667">
            <text:p>0,467</text:p>
          </table:table-cell>
          <table:table-cell table:formula="of:=[.Q83]*100" office:value-type="float" office:value="0.555555555555556">
            <text:p>0,56</text:p>
          </table:table-cell>
          <table:table-cell table:formula="of:=[.R83]*100" office:value-type="float" office:value="46.6666666666667">
            <text:p>46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97">
            <text:p>597</text:p>
          </table:table-cell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table:formula="of:=SUM([.P83];[.O84])" office:value-type="float" office:value="85">
            <text:p>85</text:p>
          </table:table-cell>
          <table:table-cell table:formula="of:=[.O84]/[.$O$178]" office:value-type="float" office:value="0.00555555555555556">
            <text:p>0,0056</text:p>
          </table:table-cell>
          <table:table-cell table:formula="of:=[.P84]/[.$P$178]" office:value-type="float" office:value="0.472222222222222">
            <text:p>0,472</text:p>
          </table:table-cell>
          <table:table-cell table:formula="of:=[.Q84]*100" office:value-type="float" office:value="0.555555555555556">
            <text:p>0,56</text:p>
          </table:table-cell>
          <table:table-cell table:formula="of:=[.R84]*100" office:value-type="float" office:value="47.2222222222222">
            <text:p>47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598">
            <text:p>598</text:p>
          </table:table-cell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table:formula="of:=SUM([.P84];[.O85])" office:value-type="float" office:value="86">
            <text:p>86</text:p>
          </table:table-cell>
          <table:table-cell table:formula="of:=[.O85]/[.$O$178]" office:value-type="float" office:value="0.00555555555555556">
            <text:p>0,0056</text:p>
          </table:table-cell>
          <table:table-cell table:formula="of:=[.P85]/[.$P$178]" office:value-type="float" office:value="0.477777777777778">
            <text:p>0,478</text:p>
          </table:table-cell>
          <table:table-cell table:formula="of:=[.Q85]*100" office:value-type="float" office:value="0.555555555555556">
            <text:p>0,56</text:p>
          </table:table-cell>
          <table:table-cell table:formula="of:=[.R85]*100" office:value-type="float" office:value="47.7777777777778">
            <text:p>47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607">
            <text:p>607</text:p>
          </table:table-cell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table:formula="of:=SUM([.P85];[.O86])" office:value-type="float" office:value="87">
            <text:p>87</text:p>
          </table:table-cell>
          <table:table-cell table:formula="of:=[.O86]/[.$O$178]" office:value-type="float" office:value="0.00555555555555556">
            <text:p>0,0056</text:p>
          </table:table-cell>
          <table:table-cell table:formula="of:=[.P86]/[.$P$178]" office:value-type="float" office:value="0.483333333333333">
            <text:p>0,483</text:p>
          </table:table-cell>
          <table:table-cell table:formula="of:=[.Q86]*100" office:value-type="float" office:value="0.555555555555556">
            <text:p>0,56</text:p>
          </table:table-cell>
          <table:table-cell table:formula="of:=[.R86]*100" office:value-type="float" office:value="48.3333333333333">
            <text:p>48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608">
            <text:p>608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table:formula="of:=SUM([.P86];[.O87])" office:value-type="float" office:value="88">
            <text:p>88</text:p>
          </table:table-cell>
          <table:table-cell table:formula="of:=[.O87]/[.$O$178]" office:value-type="float" office:value="0.00555555555555556">
            <text:p>0,0056</text:p>
          </table:table-cell>
          <table:table-cell table:formula="of:=[.P87]/[.$P$178]" office:value-type="float" office:value="0.488888888888889">
            <text:p>0,489</text:p>
          </table:table-cell>
          <table:table-cell table:formula="of:=[.Q87]*100" office:value-type="float" office:value="0.555555555555556">
            <text:p>0,56</text:p>
          </table:table-cell>
          <table:table-cell table:formula="of:=[.R87]*100" office:value-type="float" office:value="48.8888888888889">
            <text:p>48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613">
            <text:p>613</text:p>
          </table:table-cell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table:formula="of:=SUM([.P87];[.O88])" office:value-type="float" office:value="89">
            <text:p>89</text:p>
          </table:table-cell>
          <table:table-cell table:formula="of:=[.O88]/[.$O$178]" office:value-type="float" office:value="0.00555555555555556">
            <text:p>0,0056</text:p>
          </table:table-cell>
          <table:table-cell table:formula="of:=[.P88]/[.$P$178]" office:value-type="float" office:value="0.494444444444444">
            <text:p>0,494</text:p>
          </table:table-cell>
          <table:table-cell table:formula="of:=[.Q88]*100" office:value-type="float" office:value="0.555555555555556">
            <text:p>0,56</text:p>
          </table:table-cell>
          <table:table-cell table:formula="of:=[.R88]*100" office:value-type="float" office:value="49.4444444444444">
            <text:p>49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618">
            <text:p>618</text:p>
          </table:table-cell>
          <table:table-cell table:style-name="ce15" office:value-type="float" office:value="646">
            <text:p>646</text:p>
          </table:table-cell>
          <table:table-cell table:style-name="ce17" office:value-type="float" office:value="1">
            <text:p>1</text:p>
          </table:table-cell>
          <table:table-cell table:style-name="ce17" table:formula="of:=SUM([.P88];[.O89])" office:value-type="float" office:value="90">
            <text:p>90</text:p>
          </table:table-cell>
          <table:table-cell table:style-name="ce20" table:formula="of:=[.O89]/[.$O$178]" office:value-type="float" office:value="0.00555555555555556">
            <text:p>0,0056</text:p>
          </table:table-cell>
          <table:table-cell table:style-name="ce22" table:formula="of:=[.P89]/[.$P$178]" office:value-type="float" office:value="0.5">
            <text:p>0,500</text:p>
          </table:table-cell>
          <table:table-cell table:style-name="ce24" table:formula="of:=[.Q89]*100" office:value-type="float" office:value="0.555555555555556">
            <text:p>0,56</text:p>
          </table:table-cell>
          <table:table-cell table:style-name="ce24" table:formula="of:=[.R89]*100" office:value-type="float" office:value="50">
            <text:p>50</text:p>
          </table:table-cell>
          <table:table-cell table:style-name="ce24" office:value-type="string">
            <text:p>MEDIANA</text:p>
          </table:table-cell>
        </table:table-row>
        <table:table-row table:style-name="ro4">
          <table:table-cell table:number-columns-repeated="12"/>
          <table:table-cell office:value-type="float" office:value="623">
            <text:p>623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table:formula="of:=SUM([.P89];[.O90])" office:value-type="float" office:value="91">
            <text:p>91</text:p>
          </table:table-cell>
          <table:table-cell table:formula="of:=[.O90]/[.$O$178]" office:value-type="float" office:value="0.00555555555555556">
            <text:p>0,0056</text:p>
          </table:table-cell>
          <table:table-cell table:formula="of:=[.P90]/[.$P$178]" office:value-type="float" office:value="0.505555555555556">
            <text:p>0,506</text:p>
          </table:table-cell>
          <table:table-cell table:formula="of:=[.Q90]*100" office:value-type="float" office:value="0.555555555555556">
            <text:p>0,56</text:p>
          </table:table-cell>
          <table:table-cell table:formula="of:=[.R90]*100" office:value-type="float" office:value="50.5555555555556">
            <text:p>50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631">
            <text:p>631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table:formula="of:=SUM([.P90];[.O91])" office:value-type="float" office:value="92">
            <text:p>92</text:p>
          </table:table-cell>
          <table:table-cell table:formula="of:=[.O91]/[.$O$178]" office:value-type="float" office:value="0.00555555555555556">
            <text:p>0,0056</text:p>
          </table:table-cell>
          <table:table-cell table:formula="of:=[.P91]/[.$P$178]" office:value-type="float" office:value="0.511111111111111">
            <text:p>0,511</text:p>
          </table:table-cell>
          <table:table-cell table:formula="of:=[.Q91]*100" office:value-type="float" office:value="0.555555555555556">
            <text:p>0,56</text:p>
          </table:table-cell>
          <table:table-cell table:formula="of:=[.R91]*100" office:value-type="float" office:value="51.1111111111111">
            <text:p>51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646">
            <text:p>646</text:p>
          </table:table-cell>
          <table:table-cell office:value-type="float" office:value="690">
            <text:p>690</text:p>
          </table:table-cell>
          <table:table-cell office:value-type="float" office:value="2">
            <text:p>2</text:p>
          </table:table-cell>
          <table:table-cell table:formula="of:=SUM([.P91];[.O92])" office:value-type="float" office:value="94">
            <text:p>94</text:p>
          </table:table-cell>
          <table:table-cell table:formula="of:=[.O92]/[.$O$178]" office:value-type="float" office:value="0.0111111111111111">
            <text:p>0,0111</text:p>
          </table:table-cell>
          <table:table-cell table:formula="of:=[.P92]/[.$P$178]" office:value-type="float" office:value="0.522222222222222">
            <text:p>0,522</text:p>
          </table:table-cell>
          <table:table-cell table:formula="of:=[.Q92]*100" office:value-type="float" office:value="1.11111111111111">
            <text:p>1,11</text:p>
          </table:table-cell>
          <table:table-cell table:formula="of:=[.R92]*100" office:value-type="float" office:value="52.2222222222222">
            <text:p>52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669">
            <text:p>669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table:formula="of:=SUM([.P92];[.O93])" office:value-type="float" office:value="95">
            <text:p>95</text:p>
          </table:table-cell>
          <table:table-cell table:formula="of:=[.O93]/[.$O$178]" office:value-type="float" office:value="0.00555555555555556">
            <text:p>0,0056</text:p>
          </table:table-cell>
          <table:table-cell table:formula="of:=[.P93]/[.$P$178]" office:value-type="float" office:value="0.527777777777778">
            <text:p>0,528</text:p>
          </table:table-cell>
          <table:table-cell table:formula="of:=[.Q93]*100" office:value-type="float" office:value="0.555555555555556">
            <text:p>0,56</text:p>
          </table:table-cell>
          <table:table-cell table:formula="of:=[.R93]*100" office:value-type="float" office:value="52.7777777777778">
            <text:p>52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680">
            <text:p>680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table:formula="of:=SUM([.P93];[.O94])" office:value-type="float" office:value="96">
            <text:p>96</text:p>
          </table:table-cell>
          <table:table-cell table:formula="of:=[.O94]/[.$O$178]" office:value-type="float" office:value="0.00555555555555556">
            <text:p>0,0056</text:p>
          </table:table-cell>
          <table:table-cell table:formula="of:=[.P94]/[.$P$178]" office:value-type="float" office:value="0.533333333333333">
            <text:p>0,533</text:p>
          </table:table-cell>
          <table:table-cell table:formula="of:=[.Q94]*100" office:value-type="float" office:value="0.555555555555556">
            <text:p>0,56</text:p>
          </table:table-cell>
          <table:table-cell table:formula="of:=[.R94]*100" office:value-type="float" office:value="53.3333333333333">
            <text:p>53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690">
            <text:p>690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table:formula="of:=SUM([.P94];[.O95])" office:value-type="float" office:value="97">
            <text:p>97</text:p>
          </table:table-cell>
          <table:table-cell table:formula="of:=[.O95]/[.$O$178]" office:value-type="float" office:value="0.00555555555555556">
            <text:p>0,0056</text:p>
          </table:table-cell>
          <table:table-cell table:formula="of:=[.P95]/[.$P$178]" office:value-type="float" office:value="0.538888888888889">
            <text:p>0,539</text:p>
          </table:table-cell>
          <table:table-cell table:formula="of:=[.Q95]*100" office:value-type="float" office:value="0.555555555555556">
            <text:p>0,56</text:p>
          </table:table-cell>
          <table:table-cell table:formula="of:=[.R95]*100" office:value-type="float" office:value="53.8888888888889">
            <text:p>53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690">
            <text:p>690</text:p>
          </table:table-cell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table:formula="of:=SUM([.P95];[.O96])" office:value-type="float" office:value="98">
            <text:p>98</text:p>
          </table:table-cell>
          <table:table-cell table:formula="of:=[.O96]/[.$O$178]" office:value-type="float" office:value="0.00555555555555556">
            <text:p>0,0056</text:p>
          </table:table-cell>
          <table:table-cell table:formula="of:=[.P96]/[.$P$178]" office:value-type="float" office:value="0.544444444444444">
            <text:p>0,544</text:p>
          </table:table-cell>
          <table:table-cell table:formula="of:=[.Q96]*100" office:value-type="float" office:value="0.555555555555556">
            <text:p>0,56</text:p>
          </table:table-cell>
          <table:table-cell table:formula="of:=[.R96]*100" office:value-type="float" office:value="54.4444444444444">
            <text:p>54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700">
            <text:p>700</text:p>
          </table:table-cell>
          <table:table-cell office:value-type="float" office:value="753">
            <text:p>753</text:p>
          </table:table-cell>
          <table:table-cell office:value-type="float" office:value="1">
            <text:p>1</text:p>
          </table:table-cell>
          <table:table-cell table:formula="of:=SUM([.P96];[.O97])" office:value-type="float" office:value="99">
            <text:p>99</text:p>
          </table:table-cell>
          <table:table-cell table:formula="of:=[.O97]/[.$O$178]" office:value-type="float" office:value="0.00555555555555556">
            <text:p>0,0056</text:p>
          </table:table-cell>
          <table:table-cell table:formula="of:=[.P97]/[.$P$178]" office:value-type="float" office:value="0.55">
            <text:p>0,550</text:p>
          </table:table-cell>
          <table:table-cell table:formula="of:=[.Q97]*100" office:value-type="float" office:value="0.555555555555556">
            <text:p>0,56</text:p>
          </table:table-cell>
          <table:table-cell table:formula="of:=[.R97]*100" office:value-type="float" office:value="55">
            <text:p>55</text:p>
          </table:table-cell>
          <table:table-cell/>
        </table:table-row>
        <table:table-row table:style-name="ro4">
          <table:table-cell table:number-columns-repeated="12"/>
          <table:table-cell office:value-type="float" office:value="714">
            <text:p>714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table:formula="of:=SUM([.P97];[.O98])" office:value-type="float" office:value="100">
            <text:p>100</text:p>
          </table:table-cell>
          <table:table-cell table:formula="of:=[.O98]/[.$O$178]" office:value-type="float" office:value="0.00555555555555556">
            <text:p>0,0056</text:p>
          </table:table-cell>
          <table:table-cell table:formula="of:=[.P98]/[.$P$178]" office:value-type="float" office:value="0.555555555555556">
            <text:p>0,556</text:p>
          </table:table-cell>
          <table:table-cell table:formula="of:=[.Q98]*100" office:value-type="float" office:value="0.555555555555556">
            <text:p>0,56</text:p>
          </table:table-cell>
          <table:table-cell table:formula="of:=[.R98]*100" office:value-type="float" office:value="55.5555555555556">
            <text:p>55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735">
            <text:p>735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table:formula="of:=SUM([.P98];[.O99])" office:value-type="float" office:value="101">
            <text:p>101</text:p>
          </table:table-cell>
          <table:table-cell table:formula="of:=[.O99]/[.$O$178]" office:value-type="float" office:value="0.00555555555555556">
            <text:p>0,0056</text:p>
          </table:table-cell>
          <table:table-cell table:formula="of:=[.P99]/[.$P$178]" office:value-type="float" office:value="0.561111111111111">
            <text:p>0,561</text:p>
          </table:table-cell>
          <table:table-cell table:formula="of:=[.Q99]*100" office:value-type="float" office:value="0.555555555555556">
            <text:p>0,56</text:p>
          </table:table-cell>
          <table:table-cell table:formula="of:=[.R99]*100" office:value-type="float" office:value="56.1111111111111">
            <text:p>56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743">
            <text:p>743</text:p>
          </table:table-cell>
          <table:table-cell office:value-type="float" office:value="783">
            <text:p>783</text:p>
          </table:table-cell>
          <table:table-cell office:value-type="float" office:value="1">
            <text:p>1</text:p>
          </table:table-cell>
          <table:table-cell table:formula="of:=SUM([.P99];[.O100])" office:value-type="float" office:value="102">
            <text:p>102</text:p>
          </table:table-cell>
          <table:table-cell table:formula="of:=[.O100]/[.$O$178]" office:value-type="float" office:value="0.00555555555555556">
            <text:p>0,0056</text:p>
          </table:table-cell>
          <table:table-cell table:formula="of:=[.P100]/[.$P$178]" office:value-type="float" office:value="0.566666666666667">
            <text:p>0,567</text:p>
          </table:table-cell>
          <table:table-cell table:formula="of:=[.Q100]*100" office:value-type="float" office:value="0.555555555555556">
            <text:p>0,56</text:p>
          </table:table-cell>
          <table:table-cell table:formula="of:=[.R100]*100" office:value-type="float" office:value="56.6666666666667">
            <text:p>56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753">
            <text:p>753</text:p>
          </table:table-cell>
          <table:table-cell office:value-type="float" office:value="785">
            <text:p>785</text:p>
          </table:table-cell>
          <table:table-cell office:value-type="float" office:value="1">
            <text:p>1</text:p>
          </table:table-cell>
          <table:table-cell table:formula="of:=SUM([.P100];[.O101])" office:value-type="float" office:value="103">
            <text:p>103</text:p>
          </table:table-cell>
          <table:table-cell table:formula="of:=[.O101]/[.$O$178]" office:value-type="float" office:value="0.00555555555555556">
            <text:p>0,0056</text:p>
          </table:table-cell>
          <table:table-cell table:formula="of:=[.P101]/[.$P$178]" office:value-type="float" office:value="0.572222222222222">
            <text:p>0,572</text:p>
          </table:table-cell>
          <table:table-cell table:formula="of:=[.Q101]*100" office:value-type="float" office:value="0.555555555555556">
            <text:p>0,56</text:p>
          </table:table-cell>
          <table:table-cell table:formula="of:=[.R101]*100" office:value-type="float" office:value="57.2222222222222">
            <text:p>57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766">
            <text:p>766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table:formula="of:=SUM([.P101];[.O102])" office:value-type="float" office:value="104">
            <text:p>104</text:p>
          </table:table-cell>
          <table:table-cell table:formula="of:=[.O102]/[.$O$178]" office:value-type="float" office:value="0.00555555555555556">
            <text:p>0,0056</text:p>
          </table:table-cell>
          <table:table-cell table:formula="of:=[.P102]/[.$P$178]" office:value-type="float" office:value="0.577777777777778">
            <text:p>0,578</text:p>
          </table:table-cell>
          <table:table-cell table:formula="of:=[.Q102]*100" office:value-type="float" office:value="0.555555555555556">
            <text:p>0,56</text:p>
          </table:table-cell>
          <table:table-cell table:formula="of:=[.R102]*100" office:value-type="float" office:value="57.7777777777778">
            <text:p>57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770">
            <text:p>770</text:p>
          </table:table-cell>
          <table:table-cell office:value-type="float" office:value="806">
            <text:p>806</text:p>
          </table:table-cell>
          <table:table-cell office:value-type="float" office:value="1">
            <text:p>1</text:p>
          </table:table-cell>
          <table:table-cell table:formula="of:=SUM([.P102];[.O103])" office:value-type="float" office:value="105">
            <text:p>105</text:p>
          </table:table-cell>
          <table:table-cell table:formula="of:=[.O103]/[.$O$178]" office:value-type="float" office:value="0.00555555555555556">
            <text:p>0,0056</text:p>
          </table:table-cell>
          <table:table-cell table:formula="of:=[.P103]/[.$P$178]" office:value-type="float" office:value="0.583333333333333">
            <text:p>0,583</text:p>
          </table:table-cell>
          <table:table-cell table:formula="of:=[.Q103]*100" office:value-type="float" office:value="0.555555555555556">
            <text:p>0,56</text:p>
          </table:table-cell>
          <table:table-cell table:formula="of:=[.R103]*100" office:value-type="float" office:value="58.3333333333333">
            <text:p>58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783">
            <text:p>783</text:p>
          </table:table-cell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table:formula="of:=SUM([.P103];[.O104])" office:value-type="float" office:value="106">
            <text:p>106</text:p>
          </table:table-cell>
          <table:table-cell table:formula="of:=[.O104]/[.$O$178]" office:value-type="float" office:value="0.00555555555555556">
            <text:p>0,0056</text:p>
          </table:table-cell>
          <table:table-cell table:formula="of:=[.P104]/[.$P$178]" office:value-type="float" office:value="0.588888888888889">
            <text:p>0,589</text:p>
          </table:table-cell>
          <table:table-cell table:formula="of:=[.Q104]*100" office:value-type="float" office:value="0.555555555555556">
            <text:p>0,56</text:p>
          </table:table-cell>
          <table:table-cell table:formula="of:=[.R104]*100" office:value-type="float" office:value="58.8888888888889">
            <text:p>58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785">
            <text:p>785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table:formula="of:=SUM([.P104];[.O105])" office:value-type="float" office:value="107">
            <text:p>107</text:p>
          </table:table-cell>
          <table:table-cell table:formula="of:=[.O105]/[.$O$178]" office:value-type="float" office:value="0.00555555555555556">
            <text:p>0,0056</text:p>
          </table:table-cell>
          <table:table-cell table:formula="of:=[.P105]/[.$P$178]" office:value-type="float" office:value="0.594444444444444">
            <text:p>0,594</text:p>
          </table:table-cell>
          <table:table-cell table:formula="of:=[.Q105]*100" office:value-type="float" office:value="0.555555555555556">
            <text:p>0,56</text:p>
          </table:table-cell>
          <table:table-cell table:formula="of:=[.R105]*100" office:value-type="float" office:value="59.4444444444444">
            <text:p>59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788">
            <text:p>788</text:p>
          </table:table-cell>
          <table:table-cell office:value-type="float" office:value="834">
            <text:p>834</text:p>
          </table:table-cell>
          <table:table-cell office:value-type="float" office:value="2">
            <text:p>2</text:p>
          </table:table-cell>
          <table:table-cell table:formula="of:=SUM([.P105];[.O106])" office:value-type="float" office:value="109">
            <text:p>109</text:p>
          </table:table-cell>
          <table:table-cell table:formula="of:=[.O106]/[.$O$178]" office:value-type="float" office:value="0.0111111111111111">
            <text:p>0,0111</text:p>
          </table:table-cell>
          <table:table-cell table:formula="of:=[.P106]/[.$P$178]" office:value-type="float" office:value="0.605555555555555">
            <text:p>0,606</text:p>
          </table:table-cell>
          <table:table-cell table:formula="of:=[.Q106]*100" office:value-type="float" office:value="1.11111111111111">
            <text:p>1,11</text:p>
          </table:table-cell>
          <table:table-cell table:formula="of:=[.R106]*100" office:value-type="float" office:value="60.5555555555556">
            <text:p>60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06">
            <text:p>806</text:p>
          </table:table-cell>
          <table:table-cell office:value-type="float" office:value="840">
            <text:p>840</text:p>
          </table:table-cell>
          <table:table-cell office:value-type="float" office:value="1">
            <text:p>1</text:p>
          </table:table-cell>
          <table:table-cell table:formula="of:=SUM([.P106];[.O107])" office:value-type="float" office:value="110">
            <text:p>110</text:p>
          </table:table-cell>
          <table:table-cell table:formula="of:=[.O107]/[.$O$178]" office:value-type="float" office:value="0.00555555555555556">
            <text:p>0,0056</text:p>
          </table:table-cell>
          <table:table-cell table:formula="of:=[.P107]/[.$P$178]" office:value-type="float" office:value="0.611111111111111">
            <text:p>0,611</text:p>
          </table:table-cell>
          <table:table-cell table:formula="of:=[.Q107]*100" office:value-type="float" office:value="0.555555555555556">
            <text:p>0,56</text:p>
          </table:table-cell>
          <table:table-cell table:formula="of:=[.R107]*100" office:value-type="float" office:value="61.1111111111111">
            <text:p>61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09">
            <text:p>809</text:p>
          </table:table-cell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 table:formula="of:=SUM([.P107];[.O108])" office:value-type="float" office:value="111">
            <text:p>111</text:p>
          </table:table-cell>
          <table:table-cell table:formula="of:=[.O108]/[.$O$178]" office:value-type="float" office:value="0.00555555555555556">
            <text:p>0,0056</text:p>
          </table:table-cell>
          <table:table-cell table:formula="of:=[.P108]/[.$P$178]" office:value-type="float" office:value="0.616666666666667">
            <text:p>0,617</text:p>
          </table:table-cell>
          <table:table-cell table:formula="of:=[.Q108]*100" office:value-type="float" office:value="0.555555555555556">
            <text:p>0,56</text:p>
          </table:table-cell>
          <table:table-cell table:formula="of:=[.R108]*100" office:value-type="float" office:value="61.6666666666667">
            <text:p>61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11">
            <text:p>811</text:p>
          </table:table-cell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table:formula="of:=SUM([.P108];[.O109])" office:value-type="float" office:value="112">
            <text:p>112</text:p>
          </table:table-cell>
          <table:table-cell table:formula="of:=[.O109]/[.$O$178]" office:value-type="float" office:value="0.00555555555555556">
            <text:p>0,0056</text:p>
          </table:table-cell>
          <table:table-cell table:formula="of:=[.P109]/[.$P$178]" office:value-type="float" office:value="0.622222222222222">
            <text:p>0,622</text:p>
          </table:table-cell>
          <table:table-cell table:formula="of:=[.Q109]*100" office:value-type="float" office:value="0.555555555555556">
            <text:p>0,56</text:p>
          </table:table-cell>
          <table:table-cell table:formula="of:=[.R109]*100" office:value-type="float" office:value="62.2222222222222">
            <text:p>62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34">
            <text:p>834</text:p>
          </table:table-cell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table:formula="of:=SUM([.P109];[.O110])" office:value-type="float" office:value="113">
            <text:p>113</text:p>
          </table:table-cell>
          <table:table-cell table:formula="of:=[.O110]/[.$O$178]" office:value-type="float" office:value="0.00555555555555556">
            <text:p>0,0056</text:p>
          </table:table-cell>
          <table:table-cell table:formula="of:=[.P110]/[.$P$178]" office:value-type="float" office:value="0.627777777777778">
            <text:p>0,628</text:p>
          </table:table-cell>
          <table:table-cell table:formula="of:=[.Q110]*100" office:value-type="float" office:value="0.555555555555556">
            <text:p>0,56</text:p>
          </table:table-cell>
          <table:table-cell table:formula="of:=[.R110]*100" office:value-type="float" office:value="62.7777777777778">
            <text:p>62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34">
            <text:p>834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table:formula="of:=SUM([.P110];[.O111])" office:value-type="float" office:value="114">
            <text:p>114</text:p>
          </table:table-cell>
          <table:table-cell table:formula="of:=[.O111]/[.$O$178]" office:value-type="float" office:value="0.00555555555555556">
            <text:p>0,0056</text:p>
          </table:table-cell>
          <table:table-cell table:formula="of:=[.P111]/[.$P$178]" office:value-type="float" office:value="0.633333333333333">
            <text:p>0,633</text:p>
          </table:table-cell>
          <table:table-cell table:formula="of:=[.Q111]*100" office:value-type="float" office:value="0.555555555555556">
            <text:p>0,56</text:p>
          </table:table-cell>
          <table:table-cell table:formula="of:=[.R111]*100" office:value-type="float" office:value="63.3333333333333">
            <text:p>63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40">
            <text:p>840</text:p>
          </table:table-cell>
          <table:table-cell office:value-type="float" office:value="865">
            <text:p>865</text:p>
          </table:table-cell>
          <table:table-cell office:value-type="float" office:value="1">
            <text:p>1</text:p>
          </table:table-cell>
          <table:table-cell table:formula="of:=SUM([.P111];[.O112])" office:value-type="float" office:value="115">
            <text:p>115</text:p>
          </table:table-cell>
          <table:table-cell table:formula="of:=[.O112]/[.$O$178]" office:value-type="float" office:value="0.00555555555555556">
            <text:p>0,0056</text:p>
          </table:table-cell>
          <table:table-cell table:formula="of:=[.P112]/[.$P$178]" office:value-type="float" office:value="0.638888888888889">
            <text:p>0,639</text:p>
          </table:table-cell>
          <table:table-cell table:formula="of:=[.Q112]*100" office:value-type="float" office:value="0.555555555555556">
            <text:p>0,56</text:p>
          </table:table-cell>
          <table:table-cell table:formula="of:=[.R112]*100" office:value-type="float" office:value="63.8888888888889">
            <text:p>63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41">
            <text:p>841</text:p>
          </table:table-cell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 table:formula="of:=SUM([.P112];[.O113])" office:value-type="float" office:value="116">
            <text:p>116</text:p>
          </table:table-cell>
          <table:table-cell table:formula="of:=[.O113]/[.$O$178]" office:value-type="float" office:value="0.00555555555555556">
            <text:p>0,0056</text:p>
          </table:table-cell>
          <table:table-cell table:formula="of:=[.P113]/[.$P$178]" office:value-type="float" office:value="0.644444444444444">
            <text:p>0,644</text:p>
          </table:table-cell>
          <table:table-cell table:formula="of:=[.Q113]*100" office:value-type="float" office:value="0.555555555555556">
            <text:p>0,56</text:p>
          </table:table-cell>
          <table:table-cell table:formula="of:=[.R113]*100" office:value-type="float" office:value="64.4444444444444">
            <text:p>64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51">
            <text:p>851</text:p>
          </table:table-cell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table:formula="of:=SUM([.P113];[.O114])" office:value-type="float" office:value="117">
            <text:p>117</text:p>
          </table:table-cell>
          <table:table-cell table:formula="of:=[.O114]/[.$O$178]" office:value-type="float" office:value="0.00555555555555556">
            <text:p>0,0056</text:p>
          </table:table-cell>
          <table:table-cell table:formula="of:=[.P114]/[.$P$178]" office:value-type="float" office:value="0.65">
            <text:p>0,650</text:p>
          </table:table-cell>
          <table:table-cell table:formula="of:=[.Q114]*100" office:value-type="float" office:value="0.555555555555556">
            <text:p>0,56</text:p>
          </table:table-cell>
          <table:table-cell table:formula="of:=[.R114]*100" office:value-type="float" office:value="65">
            <text:p>65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54">
            <text:p>854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table:formula="of:=SUM([.P114];[.O115])" office:value-type="float" office:value="118">
            <text:p>118</text:p>
          </table:table-cell>
          <table:table-cell table:formula="of:=[.O115]/[.$O$178]" office:value-type="float" office:value="0.00555555555555556">
            <text:p>0,0056</text:p>
          </table:table-cell>
          <table:table-cell table:formula="of:=[.P115]/[.$P$178]" office:value-type="float" office:value="0.655555555555556">
            <text:p>0,656</text:p>
          </table:table-cell>
          <table:table-cell table:formula="of:=[.Q115]*100" office:value-type="float" office:value="0.555555555555556">
            <text:p>0,56</text:p>
          </table:table-cell>
          <table:table-cell table:formula="of:=[.R115]*100" office:value-type="float" office:value="65.5555555555556">
            <text:p>65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62">
            <text:p>862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table:formula="of:=SUM([.P115];[.O116])" office:value-type="float" office:value="119">
            <text:p>119</text:p>
          </table:table-cell>
          <table:table-cell table:formula="of:=[.O116]/[.$O$178]" office:value-type="float" office:value="0.00555555555555556">
            <text:p>0,0056</text:p>
          </table:table-cell>
          <table:table-cell table:formula="of:=[.P116]/[.$P$178]" office:value-type="float" office:value="0.661111111111111">
            <text:p>0,661</text:p>
          </table:table-cell>
          <table:table-cell table:formula="of:=[.Q116]*100" office:value-type="float" office:value="0.555555555555556">
            <text:p>0,56</text:p>
          </table:table-cell>
          <table:table-cell table:formula="of:=[.R116]*100" office:value-type="float" office:value="66.1111111111111">
            <text:p>66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65">
            <text:p>865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SUM([.P116];[.O117])" office:value-type="float" office:value="121">
            <text:p>121</text:p>
          </table:table-cell>
          <table:table-cell table:formula="of:=[.O117]/[.$O$178]" office:value-type="float" office:value="0.0111111111111111">
            <text:p>0,0111</text:p>
          </table:table-cell>
          <table:table-cell table:formula="of:=[.P117]/[.$P$178]" office:value-type="float" office:value="0.672222222222222">
            <text:p>0,672</text:p>
          </table:table-cell>
          <table:table-cell table:formula="of:=[.Q117]*100" office:value-type="float" office:value="1.11111111111111">
            <text:p>1,11</text:p>
          </table:table-cell>
          <table:table-cell table:formula="of:=[.R117]*100" office:value-type="float" office:value="67.2222222222222">
            <text:p>67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71">
            <text:p>871</text:p>
          </table:table-cell>
          <table:table-cell office:value-type="float" office:value="924">
            <text:p>924</text:p>
          </table:table-cell>
          <table:table-cell office:value-type="float" office:value="1">
            <text:p>1</text:p>
          </table:table-cell>
          <table:table-cell table:formula="of:=SUM([.P117];[.O118])" office:value-type="float" office:value="122">
            <text:p>122</text:p>
          </table:table-cell>
          <table:table-cell table:formula="of:=[.O118]/[.$O$178]" office:value-type="float" office:value="0.00555555555555556">
            <text:p>0,0056</text:p>
          </table:table-cell>
          <table:table-cell table:formula="of:=[.P118]/[.$P$178]" office:value-type="float" office:value="0.677777777777778">
            <text:p>0,678</text:p>
          </table:table-cell>
          <table:table-cell table:formula="of:=[.Q118]*100" office:value-type="float" office:value="0.555555555555556">
            <text:p>0,56</text:p>
          </table:table-cell>
          <table:table-cell table:formula="of:=[.R118]*100" office:value-type="float" office:value="67.7777777777778">
            <text:p>67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84">
            <text:p>884</text:p>
          </table:table-cell>
          <table:table-cell office:value-type="float" office:value="934">
            <text:p>934</text:p>
          </table:table-cell>
          <table:table-cell office:value-type="float" office:value="1">
            <text:p>1</text:p>
          </table:table-cell>
          <table:table-cell table:formula="of:=SUM([.P118];[.O119])" office:value-type="float" office:value="123">
            <text:p>123</text:p>
          </table:table-cell>
          <table:table-cell table:formula="of:=[.O119]/[.$O$178]" office:value-type="float" office:value="0.00555555555555556">
            <text:p>0,0056</text:p>
          </table:table-cell>
          <table:table-cell table:formula="of:=[.P119]/[.$P$178]" office:value-type="float" office:value="0.683333333333333">
            <text:p>0,683</text:p>
          </table:table-cell>
          <table:table-cell table:formula="of:=[.Q119]*100" office:value-type="float" office:value="0.555555555555556">
            <text:p>0,56</text:p>
          </table:table-cell>
          <table:table-cell table:formula="of:=[.R119]*100" office:value-type="float" office:value="68.3333333333333">
            <text:p>68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899">
            <text:p>899</text:p>
          </table:table-cell>
          <table:table-cell office:value-type="float" office:value="936">
            <text:p>936</text:p>
          </table:table-cell>
          <table:table-cell office:value-type="float" office:value="1">
            <text:p>1</text:p>
          </table:table-cell>
          <table:table-cell table:formula="of:=SUM([.P119];[.O120])" office:value-type="float" office:value="124">
            <text:p>124</text:p>
          </table:table-cell>
          <table:table-cell table:formula="of:=[.O120]/[.$O$178]" office:value-type="float" office:value="0.00555555555555556">
            <text:p>0,0056</text:p>
          </table:table-cell>
          <table:table-cell table:formula="of:=[.P120]/[.$P$178]" office:value-type="float" office:value="0.688888888888889">
            <text:p>0,689</text:p>
          </table:table-cell>
          <table:table-cell table:formula="of:=[.Q120]*100" office:value-type="float" office:value="0.555555555555556">
            <text:p>0,56</text:p>
          </table:table-cell>
          <table:table-cell table:formula="of:=[.R120]*100" office:value-type="float" office:value="68.8888888888889">
            <text:p>68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10">
            <text:p>910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table:formula="of:=SUM([.P120];[.O121])" office:value-type="float" office:value="125">
            <text:p>125</text:p>
          </table:table-cell>
          <table:table-cell table:formula="of:=[.O121]/[.$O$178]" office:value-type="float" office:value="0.00555555555555556">
            <text:p>0,0056</text:p>
          </table:table-cell>
          <table:table-cell table:formula="of:=[.P121]/[.$P$178]" office:value-type="float" office:value="0.694444444444444">
            <text:p>0,694</text:p>
          </table:table-cell>
          <table:table-cell table:formula="of:=[.Q121]*100" office:value-type="float" office:value="0.555555555555556">
            <text:p>0,56</text:p>
          </table:table-cell>
          <table:table-cell table:formula="of:=[.R121]*100" office:value-type="float" office:value="69.4444444444444">
            <text:p>69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17">
            <text:p>917</text:p>
          </table:table-cell>
          <table:table-cell office:value-type="float" office:value="963">
            <text:p>963</text:p>
          </table:table-cell>
          <table:table-cell office:value-type="float" office:value="1">
            <text:p>1</text:p>
          </table:table-cell>
          <table:table-cell table:formula="of:=SUM([.P121];[.O122])" office:value-type="float" office:value="126">
            <text:p>126</text:p>
          </table:table-cell>
          <table:table-cell table:formula="of:=[.O122]/[.$O$178]" office:value-type="float" office:value="0.00555555555555556">
            <text:p>0,0056</text:p>
          </table:table-cell>
          <table:table-cell table:formula="of:=[.P122]/[.$P$178]" office:value-type="float" office:value="0.7">
            <text:p>0,700</text:p>
          </table:table-cell>
          <table:table-cell table:formula="of:=[.Q122]*100" office:value-type="float" office:value="0.555555555555556">
            <text:p>0,56</text:p>
          </table:table-cell>
          <table:table-cell table:formula="of:=[.R122]*100" office:value-type="float" office:value="70">
            <text:p>7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17">
            <text:p>917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 table:formula="of:=SUM([.P122];[.O123])" office:value-type="float" office:value="127">
            <text:p>127</text:p>
          </table:table-cell>
          <table:table-cell table:formula="of:=[.O123]/[.$O$178]" office:value-type="float" office:value="0.00555555555555556">
            <text:p>0,0056</text:p>
          </table:table-cell>
          <table:table-cell table:formula="of:=[.P123]/[.$P$178]" office:value-type="float" office:value="0.705555555555556">
            <text:p>0,706</text:p>
          </table:table-cell>
          <table:table-cell table:formula="of:=[.Q123]*100" office:value-type="float" office:value="0.555555555555556">
            <text:p>0,56</text:p>
          </table:table-cell>
          <table:table-cell table:formula="of:=[.R123]*100" office:value-type="float" office:value="70.5555555555556">
            <text:p>70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24">
            <text:p>924</text:p>
          </table:table-cell>
          <table:table-cell office:value-type="float" office:value="971">
            <text:p>971</text:p>
          </table:table-cell>
          <table:table-cell office:value-type="float" office:value="1">
            <text:p>1</text:p>
          </table:table-cell>
          <table:table-cell table:formula="of:=SUM([.P123];[.O124])" office:value-type="float" office:value="128">
            <text:p>128</text:p>
          </table:table-cell>
          <table:table-cell table:formula="of:=[.O124]/[.$O$178]" office:value-type="float" office:value="0.00555555555555556">
            <text:p>0,0056</text:p>
          </table:table-cell>
          <table:table-cell table:formula="of:=[.P124]/[.$P$178]" office:value-type="float" office:value="0.711111111111111">
            <text:p>0,711</text:p>
          </table:table-cell>
          <table:table-cell table:formula="of:=[.Q124]*100" office:value-type="float" office:value="0.555555555555556">
            <text:p>0,56</text:p>
          </table:table-cell>
          <table:table-cell table:formula="of:=[.R124]*100" office:value-type="float" office:value="71.1111111111111">
            <text:p>71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34">
            <text:p>934</text:p>
          </table:table-cell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 table:formula="of:=SUM([.P124];[.O125])" office:value-type="float" office:value="129">
            <text:p>129</text:p>
          </table:table-cell>
          <table:table-cell table:formula="of:=[.O125]/[.$O$178]" office:value-type="float" office:value="0.00555555555555556">
            <text:p>0,0056</text:p>
          </table:table-cell>
          <table:table-cell table:formula="of:=[.P125]/[.$P$178]" office:value-type="float" office:value="0.716666666666667">
            <text:p>0,717</text:p>
          </table:table-cell>
          <table:table-cell table:formula="of:=[.Q125]*100" office:value-type="float" office:value="0.555555555555556">
            <text:p>0,56</text:p>
          </table:table-cell>
          <table:table-cell table:formula="of:=[.R125]*100" office:value-type="float" office:value="71.6666666666667">
            <text:p>71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36">
            <text:p>936</text:p>
          </table:table-cell>
          <table:table-cell office:value-type="float" office:value="989">
            <text:p>989</text:p>
          </table:table-cell>
          <table:table-cell office:value-type="float" office:value="1">
            <text:p>1</text:p>
          </table:table-cell>
          <table:table-cell table:formula="of:=SUM([.P125];[.O126])" office:value-type="float" office:value="130">
            <text:p>130</text:p>
          </table:table-cell>
          <table:table-cell table:formula="of:=[.O126]/[.$O$178]" office:value-type="float" office:value="0.00555555555555556">
            <text:p>0,0056</text:p>
          </table:table-cell>
          <table:table-cell table:formula="of:=[.P126]/[.$P$178]" office:value-type="float" office:value="0.722222222222222">
            <text:p>0,722</text:p>
          </table:table-cell>
          <table:table-cell table:formula="of:=[.Q126]*100" office:value-type="float" office:value="0.555555555555556">
            <text:p>0,56</text:p>
          </table:table-cell>
          <table:table-cell table:formula="of:=[.R126]*100" office:value-type="float" office:value="72.2222222222222">
            <text:p>72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40">
            <text:p>940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table:formula="of:=SUM([.P126];[.O127])" office:value-type="float" office:value="131">
            <text:p>131</text:p>
          </table:table-cell>
          <table:table-cell table:formula="of:=[.O127]/[.$O$178]" office:value-type="float" office:value="0.00555555555555556">
            <text:p>0,0056</text:p>
          </table:table-cell>
          <table:table-cell table:formula="of:=[.P127]/[.$P$178]" office:value-type="float" office:value="0.727777777777778">
            <text:p>0,728</text:p>
          </table:table-cell>
          <table:table-cell table:formula="of:=[.Q127]*100" office:value-type="float" office:value="0.555555555555556">
            <text:p>0,56</text:p>
          </table:table-cell>
          <table:table-cell table:formula="of:=[.R127]*100" office:value-type="float" office:value="72.7777777777778">
            <text:p>72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63">
            <text:p>963</text:p>
          </table:table-cell>
          <table:table-cell office:value-type="float" office:value="998">
            <text:p>998</text:p>
          </table:table-cell>
          <table:table-cell office:value-type="float" office:value="1">
            <text:p>1</text:p>
          </table:table-cell>
          <table:table-cell table:formula="of:=SUM([.P127];[.O128])" office:value-type="float" office:value="132">
            <text:p>132</text:p>
          </table:table-cell>
          <table:table-cell table:formula="of:=[.O128]/[.$O$178]" office:value-type="float" office:value="0.00555555555555556">
            <text:p>0,0056</text:p>
          </table:table-cell>
          <table:table-cell table:formula="of:=[.P128]/[.$P$178]" office:value-type="float" office:value="0.733333333333333">
            <text:p>0,733</text:p>
          </table:table-cell>
          <table:table-cell table:formula="of:=[.Q128]*100" office:value-type="float" office:value="0.555555555555556">
            <text:p>0,56</text:p>
          </table:table-cell>
          <table:table-cell table:formula="of:=[.R128]*100" office:value-type="float" office:value="73.3333333333333">
            <text:p>73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66">
            <text:p>96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formula="of:=SUM([.P128];[.O129])" office:value-type="float" office:value="133">
            <text:p>133</text:p>
          </table:table-cell>
          <table:table-cell table:formula="of:=[.O129]/[.$O$178]" office:value-type="float" office:value="0.00555555555555556">
            <text:p>0,0056</text:p>
          </table:table-cell>
          <table:table-cell table:formula="of:=[.P129]/[.$P$178]" office:value-type="float" office:value="0.738888888888889">
            <text:p>0,739</text:p>
          </table:table-cell>
          <table:table-cell table:formula="of:=[.Q129]*100" office:value-type="float" office:value="0.555555555555556">
            <text:p>0,56</text:p>
          </table:table-cell>
          <table:table-cell table:formula="of:=[.R129]*100" office:value-type="float" office:value="73.8888888888889">
            <text:p>73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71">
            <text:p>971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table:formula="of:=SUM([.P129];[.O130])" office:value-type="float" office:value="134">
            <text:p>134</text:p>
          </table:table-cell>
          <table:table-cell table:formula="of:=[.O130]/[.$O$178]" office:value-type="float" office:value="0.00555555555555556">
            <text:p>0,0056</text:p>
          </table:table-cell>
          <table:table-cell table:formula="of:=[.P130]/[.$P$178]" office:value-type="float" office:value="0.744444444444444">
            <text:p>0,744</text:p>
          </table:table-cell>
          <table:table-cell table:formula="of:=[.Q130]*100" office:value-type="float" office:value="0.555555555555556">
            <text:p>0,56</text:p>
          </table:table-cell>
          <table:table-cell table:formula="of:=[.R130]*100" office:value-type="float" office:value="74.4444444444444">
            <text:p>74,44</text:p>
          </table:table-cell>
          <table:table-cell/>
        </table:table-row>
        <table:table-row table:style-name="ro3">
          <table:table-cell table:number-columns-repeated="12"/>
          <table:table-cell office:value-type="float" office:value="975">
            <text:p>975</text:p>
          </table:table-cell>
          <table:table-cell table:style-name="ce14" office:value-type="float" office:value="1067">
            <text:p>1067</text:p>
          </table:table-cell>
          <table:table-cell table:style-name="ce16" office:value-type="float" office:value="1">
            <text:p>1</text:p>
          </table:table-cell>
          <table:table-cell table:style-name="ce16" table:formula="of:=SUM([.P130];[.O131])" office:value-type="float" office:value="135">
            <text:p>135</text:p>
          </table:table-cell>
          <table:table-cell table:style-name="ce20" table:formula="of:=[.O131]/[.$O$178]" office:value-type="float" office:value="0.00555555555555556">
            <text:p>0,0056</text:p>
          </table:table-cell>
          <table:table-cell table:style-name="ce22" table:formula="of:=[.P131]/[.$P$178]" office:value-type="float" office:value="0.75">
            <text:p>0,750</text:p>
          </table:table-cell>
          <table:table-cell table:style-name="ce24" table:formula="of:=[.Q131]*100" office:value-type="float" office:value="0.555555555555556">
            <text:p>0,56</text:p>
          </table:table-cell>
          <table:table-cell table:style-name="ce24" table:formula="of:=[.R131]*100" office:value-type="float" office:value="75">
            <text:p>75</text:p>
          </table:table-cell>
          <table:table-cell table:style-name="ce24" office:value-type="string">
            <text:p>3er Quartil</text:p>
          </table:table-cell>
        </table:table-row>
        <table:table-row table:style-name="ro4">
          <table:table-cell table:number-columns-repeated="12"/>
          <table:table-cell office:value-type="float" office:value="989">
            <text:p>989</text:p>
          </table:table-cell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 table:formula="of:=SUM([.P131];[.O132])" office:value-type="float" office:value="136">
            <text:p>136</text:p>
          </table:table-cell>
          <table:table-cell table:formula="of:=[.O132]/[.$O$178]" office:value-type="float" office:value="0.00555555555555556">
            <text:p>0,0056</text:p>
          </table:table-cell>
          <table:table-cell table:formula="of:=[.P132]/[.$P$178]" office:value-type="float" office:value="0.755555555555556">
            <text:p>0,756</text:p>
          </table:table-cell>
          <table:table-cell table:formula="of:=[.Q132]*100" office:value-type="float" office:value="0.555555555555556">
            <text:p>0,56</text:p>
          </table:table-cell>
          <table:table-cell table:formula="of:=[.R132]*100" office:value-type="float" office:value="75.5555555555556">
            <text:p>75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92">
            <text:p>992</text:p>
          </table:table-cell>
          <table:table-cell office:value-type="float" office:value="1081">
            <text:p>1081</text:p>
          </table:table-cell>
          <table:table-cell office:value-type="float" office:value="1">
            <text:p>1</text:p>
          </table:table-cell>
          <table:table-cell table:formula="of:=SUM([.P132];[.O133])" office:value-type="float" office:value="137">
            <text:p>137</text:p>
          </table:table-cell>
          <table:table-cell table:formula="of:=[.O133]/[.$O$178]" office:value-type="float" office:value="0.00555555555555556">
            <text:p>0,0056</text:p>
          </table:table-cell>
          <table:table-cell table:formula="of:=[.P133]/[.$P$178]" office:value-type="float" office:value="0.761111111111111">
            <text:p>0,761</text:p>
          </table:table-cell>
          <table:table-cell table:formula="of:=[.Q133]*100" office:value-type="float" office:value="0.555555555555556">
            <text:p>0,56</text:p>
          </table:table-cell>
          <table:table-cell table:formula="of:=[.R133]*100" office:value-type="float" office:value="76.1111111111111">
            <text:p>76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998">
            <text:p>998</text:p>
          </table:table-cell>
          <table:table-cell office:value-type="float" office:value="1110">
            <text:p>1110</text:p>
          </table:table-cell>
          <table:table-cell office:value-type="float" office:value="1">
            <text:p>1</text:p>
          </table:table-cell>
          <table:table-cell table:formula="of:=SUM([.P133];[.O134])" office:value-type="float" office:value="138">
            <text:p>138</text:p>
          </table:table-cell>
          <table:table-cell table:formula="of:=[.O134]/[.$O$178]" office:value-type="float" office:value="0.00555555555555556">
            <text:p>0,0056</text:p>
          </table:table-cell>
          <table:table-cell table:formula="of:=[.P134]/[.$P$178]" office:value-type="float" office:value="0.766666666666667">
            <text:p>0,767</text:p>
          </table:table-cell>
          <table:table-cell table:formula="of:=[.Q134]*100" office:value-type="float" office:value="0.555555555555556">
            <text:p>0,56</text:p>
          </table:table-cell>
          <table:table-cell table:formula="of:=[.R134]*100" office:value-type="float" office:value="76.6666666666667">
            <text:p>76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024">
            <text:p>1024</text:p>
          </table:table-cell>
          <table:table-cell office:value-type="float" office:value="1112">
            <text:p>1112</text:p>
          </table:table-cell>
          <table:table-cell office:value-type="float" office:value="1">
            <text:p>1</text:p>
          </table:table-cell>
          <table:table-cell table:formula="of:=SUM([.P134];[.O135])" office:value-type="float" office:value="139">
            <text:p>139</text:p>
          </table:table-cell>
          <table:table-cell table:formula="of:=[.O135]/[.$O$178]" office:value-type="float" office:value="0.00555555555555556">
            <text:p>0,0056</text:p>
          </table:table-cell>
          <table:table-cell table:formula="of:=[.P135]/[.$P$178]" office:value-type="float" office:value="0.772222222222222">
            <text:p>0,772</text:p>
          </table:table-cell>
          <table:table-cell table:formula="of:=[.Q135]*100" office:value-type="float" office:value="0.555555555555556">
            <text:p>0,56</text:p>
          </table:table-cell>
          <table:table-cell table:formula="of:=[.R135]*100" office:value-type="float" office:value="77.2222222222222">
            <text:p>77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025">
            <text:p>1025</text:p>
          </table:table-cell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table:formula="of:=SUM([.P135];[.O136])" office:value-type="float" office:value="140">
            <text:p>140</text:p>
          </table:table-cell>
          <table:table-cell table:formula="of:=[.O136]/[.$O$178]" office:value-type="float" office:value="0.00555555555555556">
            <text:p>0,0056</text:p>
          </table:table-cell>
          <table:table-cell table:formula="of:=[.P136]/[.$P$178]" office:value-type="float" office:value="0.777777777777778">
            <text:p>0,778</text:p>
          </table:table-cell>
          <table:table-cell table:formula="of:=[.Q136]*100" office:value-type="float" office:value="0.555555555555556">
            <text:p>0,56</text:p>
          </table:table-cell>
          <table:table-cell table:formula="of:=[.R136]*100" office:value-type="float" office:value="77.7777777777778">
            <text:p>77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067">
            <text:p>1067</text:p>
          </table:table-cell>
          <table:table-cell office:value-type="float" office:value="1137">
            <text:p>1137</text:p>
          </table:table-cell>
          <table:table-cell office:value-type="float" office:value="1">
            <text:p>1</text:p>
          </table:table-cell>
          <table:table-cell table:formula="of:=SUM([.P136];[.O137])" office:value-type="float" office:value="141">
            <text:p>141</text:p>
          </table:table-cell>
          <table:table-cell table:formula="of:=[.O137]/[.$O$178]" office:value-type="float" office:value="0.00555555555555556">
            <text:p>0,0056</text:p>
          </table:table-cell>
          <table:table-cell table:formula="of:=[.P137]/[.$P$178]" office:value-type="float" office:value="0.783333333333333">
            <text:p>0,783</text:p>
          </table:table-cell>
          <table:table-cell table:formula="of:=[.Q137]*100" office:value-type="float" office:value="0.555555555555556">
            <text:p>0,56</text:p>
          </table:table-cell>
          <table:table-cell table:formula="of:=[.R137]*100" office:value-type="float" office:value="78.3333333333333">
            <text:p>78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079">
            <text:p>1079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table:formula="of:=SUM([.P137];[.O138])" office:value-type="float" office:value="142">
            <text:p>142</text:p>
          </table:table-cell>
          <table:table-cell table:formula="of:=[.O138]/[.$O$178]" office:value-type="float" office:value="0.00555555555555556">
            <text:p>0,0056</text:p>
          </table:table-cell>
          <table:table-cell table:formula="of:=[.P138]/[.$P$178]" office:value-type="float" office:value="0.788888888888889">
            <text:p>0,789</text:p>
          </table:table-cell>
          <table:table-cell table:formula="of:=[.Q138]*100" office:value-type="float" office:value="0.555555555555556">
            <text:p>0,56</text:p>
          </table:table-cell>
          <table:table-cell table:formula="of:=[.R138]*100" office:value-type="float" office:value="78.8888888888889">
            <text:p>78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081">
            <text:p>1081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table:formula="of:=SUM([.P138];[.O139])" office:value-type="float" office:value="143">
            <text:p>143</text:p>
          </table:table-cell>
          <table:table-cell table:formula="of:=[.O139]/[.$O$178]" office:value-type="float" office:value="0.00555555555555556">
            <text:p>0,0056</text:p>
          </table:table-cell>
          <table:table-cell table:formula="of:=[.P139]/[.$P$178]" office:value-type="float" office:value="0.794444444444444">
            <text:p>0,794</text:p>
          </table:table-cell>
          <table:table-cell table:formula="of:=[.Q139]*100" office:value-type="float" office:value="0.555555555555556">
            <text:p>0,56</text:p>
          </table:table-cell>
          <table:table-cell table:formula="of:=[.R139]*100" office:value-type="float" office:value="79.4444444444444">
            <text:p>79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110">
            <text:p>1110</text:p>
          </table:table-cell>
          <table:table-cell office:value-type="float" office:value="1176">
            <text:p>1176</text:p>
          </table:table-cell>
          <table:table-cell office:value-type="float" office:value="1">
            <text:p>1</text:p>
          </table:table-cell>
          <table:table-cell table:formula="of:=SUM([.P139];[.O140])" office:value-type="float" office:value="144">
            <text:p>144</text:p>
          </table:table-cell>
          <table:table-cell table:formula="of:=[.O140]/[.$O$178]" office:value-type="float" office:value="0.00555555555555556">
            <text:p>0,0056</text:p>
          </table:table-cell>
          <table:table-cell table:formula="of:=[.P140]/[.$P$178]" office:value-type="float" office:value="0.8">
            <text:p>0,800</text:p>
          </table:table-cell>
          <table:table-cell table:formula="of:=[.Q140]*100" office:value-type="float" office:value="0.555555555555556">
            <text:p>0,56</text:p>
          </table:table-cell>
          <table:table-cell table:formula="of:=[.R140]*100" office:value-type="float" office:value="80">
            <text:p>8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112">
            <text:p>1112</text:p>
          </table:table-cell>
          <table:table-cell office:value-type="float" office:value="1184">
            <text:p>1184</text:p>
          </table:table-cell>
          <table:table-cell office:value-type="float" office:value="1">
            <text:p>1</text:p>
          </table:table-cell>
          <table:table-cell table:formula="of:=SUM([.P140];[.O141])" office:value-type="float" office:value="145">
            <text:p>145</text:p>
          </table:table-cell>
          <table:table-cell table:formula="of:=[.O141]/[.$O$178]" office:value-type="float" office:value="0.00555555555555556">
            <text:p>0,0056</text:p>
          </table:table-cell>
          <table:table-cell table:formula="of:=[.P141]/[.$P$178]" office:value-type="float" office:value="0.805555555555556">
            <text:p>0,806</text:p>
          </table:table-cell>
          <table:table-cell table:formula="of:=[.Q141]*100" office:value-type="float" office:value="0.555555555555556">
            <text:p>0,56</text:p>
          </table:table-cell>
          <table:table-cell table:formula="of:=[.R141]*100" office:value-type="float" office:value="80.5555555555556">
            <text:p>80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128">
            <text:p>1128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table:formula="of:=SUM([.P141];[.O142])" office:value-type="float" office:value="146">
            <text:p>146</text:p>
          </table:table-cell>
          <table:table-cell table:formula="of:=[.O142]/[.$O$178]" office:value-type="float" office:value="0.00555555555555556">
            <text:p>0,0056</text:p>
          </table:table-cell>
          <table:table-cell table:formula="of:=[.P142]/[.$P$178]" office:value-type="float" office:value="0.811111111111111">
            <text:p>0,811</text:p>
          </table:table-cell>
          <table:table-cell table:formula="of:=[.Q142]*100" office:value-type="float" office:value="0.555555555555556">
            <text:p>0,56</text:p>
          </table:table-cell>
          <table:table-cell table:formula="of:=[.R142]*100" office:value-type="float" office:value="81.1111111111111">
            <text:p>81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137">
            <text:p>1137</text:p>
          </table:table-cell>
          <table:table-cell office:value-type="float" office:value="1191">
            <text:p>1191</text:p>
          </table:table-cell>
          <table:table-cell office:value-type="float" office:value="1">
            <text:p>1</text:p>
          </table:table-cell>
          <table:table-cell table:formula="of:=SUM([.P142];[.O143])" office:value-type="float" office:value="147">
            <text:p>147</text:p>
          </table:table-cell>
          <table:table-cell table:formula="of:=[.O143]/[.$O$178]" office:value-type="float" office:value="0.00555555555555556">
            <text:p>0,0056</text:p>
          </table:table-cell>
          <table:table-cell table:formula="of:=[.P143]/[.$P$178]" office:value-type="float" office:value="0.816666666666667">
            <text:p>0,817</text:p>
          </table:table-cell>
          <table:table-cell table:formula="of:=[.Q143]*100" office:value-type="float" office:value="0.555555555555556">
            <text:p>0,56</text:p>
          </table:table-cell>
          <table:table-cell table:formula="of:=[.R143]*100" office:value-type="float" office:value="81.6666666666667">
            <text:p>81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139">
            <text:p>1139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table:formula="of:=SUM([.P143];[.O144])" office:value-type="float" office:value="148">
            <text:p>148</text:p>
          </table:table-cell>
          <table:table-cell table:formula="of:=[.O144]/[.$O$178]" office:value-type="float" office:value="0.00555555555555556">
            <text:p>0,0056</text:p>
          </table:table-cell>
          <table:table-cell table:formula="of:=[.P144]/[.$P$178]" office:value-type="float" office:value="0.822222222222222">
            <text:p>0,822</text:p>
          </table:table-cell>
          <table:table-cell table:formula="of:=[.Q144]*100" office:value-type="float" office:value="0.555555555555556">
            <text:p>0,56</text:p>
          </table:table-cell>
          <table:table-cell table:formula="of:=[.R144]*100" office:value-type="float" office:value="82.2222222222222">
            <text:p>82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150">
            <text:p>1150</text:p>
          </table:table-cell>
          <table:table-cell office:value-type="float" office:value="1262">
            <text:p>1262</text:p>
          </table:table-cell>
          <table:table-cell office:value-type="float" office:value="1">
            <text:p>1</text:p>
          </table:table-cell>
          <table:table-cell table:formula="of:=SUM([.P144];[.O145])" office:value-type="float" office:value="149">
            <text:p>149</text:p>
          </table:table-cell>
          <table:table-cell table:formula="of:=[.O145]/[.$O$178]" office:value-type="float" office:value="0.00555555555555556">
            <text:p>0,0056</text:p>
          </table:table-cell>
          <table:table-cell table:formula="of:=[.P145]/[.$P$178]" office:value-type="float" office:value="0.827777777777778">
            <text:p>0,828</text:p>
          </table:table-cell>
          <table:table-cell table:formula="of:=[.Q145]*100" office:value-type="float" office:value="0.555555555555556">
            <text:p>0,56</text:p>
          </table:table-cell>
          <table:table-cell table:formula="of:=[.R145]*100" office:value-type="float" office:value="82.7777777777778">
            <text:p>82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176">
            <text:p>1176</text:p>
          </table:table-cell>
          <table:table-cell office:value-type="float" office:value="1265">
            <text:p>1265</text:p>
          </table:table-cell>
          <table:table-cell office:value-type="float" office:value="1">
            <text:p>1</text:p>
          </table:table-cell>
          <table:table-cell table:formula="of:=SUM([.P145];[.O146])" office:value-type="float" office:value="150">
            <text:p>150</text:p>
          </table:table-cell>
          <table:table-cell table:formula="of:=[.O146]/[.$O$178]" office:value-type="float" office:value="0.00555555555555556">
            <text:p>0,0056</text:p>
          </table:table-cell>
          <table:table-cell table:formula="of:=[.P146]/[.$P$178]" office:value-type="float" office:value="0.833333333333333">
            <text:p>0,833</text:p>
          </table:table-cell>
          <table:table-cell table:formula="of:=[.Q146]*100" office:value-type="float" office:value="0.555555555555556">
            <text:p>0,56</text:p>
          </table:table-cell>
          <table:table-cell table:formula="of:=[.R146]*100" office:value-type="float" office:value="83.3333333333333">
            <text:p>83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184">
            <text:p>1184</text:p>
          </table:table-cell>
          <table:table-cell office:value-type="float" office:value="1283">
            <text:p>1283</text:p>
          </table:table-cell>
          <table:table-cell office:value-type="float" office:value="1">
            <text:p>1</text:p>
          </table:table-cell>
          <table:table-cell table:formula="of:=SUM([.P146];[.O147])" office:value-type="float" office:value="151">
            <text:p>151</text:p>
          </table:table-cell>
          <table:table-cell table:formula="of:=[.O147]/[.$O$178]" office:value-type="float" office:value="0.00555555555555556">
            <text:p>0,0056</text:p>
          </table:table-cell>
          <table:table-cell table:formula="of:=[.P147]/[.$P$178]" office:value-type="float" office:value="0.838888888888889">
            <text:p>0,839</text:p>
          </table:table-cell>
          <table:table-cell table:formula="of:=[.Q147]*100" office:value-type="float" office:value="0.555555555555556">
            <text:p>0,56</text:p>
          </table:table-cell>
          <table:table-cell table:formula="of:=[.R147]*100" office:value-type="float" office:value="83.8888888888889">
            <text:p>83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185">
            <text:p>1185</text:p>
          </table:table-cell>
          <table:table-cell office:value-type="float" office:value="1312">
            <text:p>1312</text:p>
          </table:table-cell>
          <table:table-cell office:value-type="float" office:value="1">
            <text:p>1</text:p>
          </table:table-cell>
          <table:table-cell table:formula="of:=SUM([.P147];[.O148])" office:value-type="float" office:value="152">
            <text:p>152</text:p>
          </table:table-cell>
          <table:table-cell table:formula="of:=[.O148]/[.$O$178]" office:value-type="float" office:value="0.00555555555555556">
            <text:p>0,0056</text:p>
          </table:table-cell>
          <table:table-cell table:formula="of:=[.P148]/[.$P$178]" office:value-type="float" office:value="0.844444444444444">
            <text:p>0,844</text:p>
          </table:table-cell>
          <table:table-cell table:formula="of:=[.Q148]*100" office:value-type="float" office:value="0.555555555555556">
            <text:p>0,56</text:p>
          </table:table-cell>
          <table:table-cell table:formula="of:=[.R148]*100" office:value-type="float" office:value="84.4444444444444">
            <text:p>84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191">
            <text:p>1191</text:p>
          </table:table-cell>
          <table:table-cell office:value-type="float" office:value="1314">
            <text:p>1314</text:p>
          </table:table-cell>
          <table:table-cell office:value-type="float" office:value="1">
            <text:p>1</text:p>
          </table:table-cell>
          <table:table-cell table:formula="of:=SUM([.P148];[.O149])" office:value-type="float" office:value="153">
            <text:p>153</text:p>
          </table:table-cell>
          <table:table-cell table:formula="of:=[.O149]/[.$O$178]" office:value-type="float" office:value="0.00555555555555556">
            <text:p>0,0056</text:p>
          </table:table-cell>
          <table:table-cell table:formula="of:=[.P149]/[.$P$178]" office:value-type="float" office:value="0.85">
            <text:p>0,850</text:p>
          </table:table-cell>
          <table:table-cell table:formula="of:=[.Q149]*100" office:value-type="float" office:value="0.555555555555556">
            <text:p>0,56</text:p>
          </table:table-cell>
          <table:table-cell table:formula="of:=[.R149]*100" office:value-type="float" office:value="85">
            <text:p>85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200">
            <text:p>1200</text:p>
          </table:table-cell>
          <table:table-cell office:value-type="float" office:value="1332">
            <text:p>1332</text:p>
          </table:table-cell>
          <table:table-cell office:value-type="float" office:value="1">
            <text:p>1</text:p>
          </table:table-cell>
          <table:table-cell table:formula="of:=SUM([.P149];[.O150])" office:value-type="float" office:value="154">
            <text:p>154</text:p>
          </table:table-cell>
          <table:table-cell table:formula="of:=[.O150]/[.$O$178]" office:value-type="float" office:value="0.00555555555555556">
            <text:p>0,0056</text:p>
          </table:table-cell>
          <table:table-cell table:formula="of:=[.P150]/[.$P$178]" office:value-type="float" office:value="0.855555555555556">
            <text:p>0,856</text:p>
          </table:table-cell>
          <table:table-cell table:formula="of:=[.Q150]*100" office:value-type="float" office:value="0.555555555555556">
            <text:p>0,56</text:p>
          </table:table-cell>
          <table:table-cell table:formula="of:=[.R150]*100" office:value-type="float" office:value="85.5555555555556">
            <text:p>85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262">
            <text:p>1262</text:p>
          </table:table-cell>
          <table:table-cell office:value-type="float" office:value="1336">
            <text:p>1336</text:p>
          </table:table-cell>
          <table:table-cell office:value-type="float" office:value="1">
            <text:p>1</text:p>
          </table:table-cell>
          <table:table-cell table:formula="of:=SUM([.P150];[.O151])" office:value-type="float" office:value="155">
            <text:p>155</text:p>
          </table:table-cell>
          <table:table-cell table:formula="of:=[.O151]/[.$O$178]" office:value-type="float" office:value="0.00555555555555556">
            <text:p>0,0056</text:p>
          </table:table-cell>
          <table:table-cell table:formula="of:=[.P151]/[.$P$178]" office:value-type="float" office:value="0.861111111111111">
            <text:p>0,861</text:p>
          </table:table-cell>
          <table:table-cell table:formula="of:=[.Q151]*100" office:value-type="float" office:value="0.555555555555556">
            <text:p>0,56</text:p>
          </table:table-cell>
          <table:table-cell table:formula="of:=[.R151]*100" office:value-type="float" office:value="86.1111111111111">
            <text:p>86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265">
            <text:p>1265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table:formula="of:=SUM([.P151];[.O152])" office:value-type="float" office:value="156">
            <text:p>156</text:p>
          </table:table-cell>
          <table:table-cell table:formula="of:=[.O152]/[.$O$178]" office:value-type="float" office:value="0.00555555555555556">
            <text:p>0,0056</text:p>
          </table:table-cell>
          <table:table-cell table:formula="of:=[.P152]/[.$P$178]" office:value-type="float" office:value="0.866666666666667">
            <text:p>0,867</text:p>
          </table:table-cell>
          <table:table-cell table:formula="of:=[.Q152]*100" office:value-type="float" office:value="0.555555555555556">
            <text:p>0,56</text:p>
          </table:table-cell>
          <table:table-cell table:formula="of:=[.R152]*100" office:value-type="float" office:value="86.6666666666667">
            <text:p>86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283">
            <text:p>1283</text:p>
          </table:table-cell>
          <table:table-cell office:value-type="float" office:value="1351">
            <text:p>1351</text:p>
          </table:table-cell>
          <table:table-cell office:value-type="float" office:value="1">
            <text:p>1</text:p>
          </table:table-cell>
          <table:table-cell table:formula="of:=SUM([.P152];[.O153])" office:value-type="float" office:value="157">
            <text:p>157</text:p>
          </table:table-cell>
          <table:table-cell table:formula="of:=[.O153]/[.$O$178]" office:value-type="float" office:value="0.00555555555555556">
            <text:p>0,0056</text:p>
          </table:table-cell>
          <table:table-cell table:formula="of:=[.P153]/[.$P$178]" office:value-type="float" office:value="0.872222222222222">
            <text:p>0,872</text:p>
          </table:table-cell>
          <table:table-cell table:formula="of:=[.Q153]*100" office:value-type="float" office:value="0.555555555555556">
            <text:p>0,56</text:p>
          </table:table-cell>
          <table:table-cell table:formula="of:=[.R153]*100" office:value-type="float" office:value="87.2222222222222">
            <text:p>87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312">
            <text:p>1312</text:p>
          </table:table-cell>
          <table:table-cell office:value-type="float" office:value="1363">
            <text:p>1363</text:p>
          </table:table-cell>
          <table:table-cell office:value-type="float" office:value="1">
            <text:p>1</text:p>
          </table:table-cell>
          <table:table-cell table:formula="of:=SUM([.P153];[.O154])" office:value-type="float" office:value="158">
            <text:p>158</text:p>
          </table:table-cell>
          <table:table-cell table:formula="of:=[.O154]/[.$O$178]" office:value-type="float" office:value="0.00555555555555556">
            <text:p>0,0056</text:p>
          </table:table-cell>
          <table:table-cell table:formula="of:=[.P154]/[.$P$178]" office:value-type="float" office:value="0.877777777777778">
            <text:p>0,878</text:p>
          </table:table-cell>
          <table:table-cell table:formula="of:=[.Q154]*100" office:value-type="float" office:value="0.555555555555556">
            <text:p>0,56</text:p>
          </table:table-cell>
          <table:table-cell table:formula="of:=[.R154]*100" office:value-type="float" office:value="87.7777777777778">
            <text:p>87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314">
            <text:p>1314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table:formula="of:=SUM([.P154];[.O155])" office:value-type="float" office:value="159">
            <text:p>159</text:p>
          </table:table-cell>
          <table:table-cell table:formula="of:=[.O155]/[.$O$178]" office:value-type="float" office:value="0.00555555555555556">
            <text:p>0,0056</text:p>
          </table:table-cell>
          <table:table-cell table:formula="of:=[.P155]/[.$P$178]" office:value-type="float" office:value="0.883333333333333">
            <text:p>0,883</text:p>
          </table:table-cell>
          <table:table-cell table:formula="of:=[.Q155]*100" office:value-type="float" office:value="0.555555555555556">
            <text:p>0,56</text:p>
          </table:table-cell>
          <table:table-cell table:formula="of:=[.R155]*100" office:value-type="float" office:value="88.3333333333333">
            <text:p>88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332">
            <text:p>1332</text:p>
          </table:table-cell>
          <table:table-cell office:value-type="float" office:value="1409">
            <text:p>1409</text:p>
          </table:table-cell>
          <table:table-cell office:value-type="float" office:value="1">
            <text:p>1</text:p>
          </table:table-cell>
          <table:table-cell table:formula="of:=SUM([.P155];[.O156])" office:value-type="float" office:value="160">
            <text:p>160</text:p>
          </table:table-cell>
          <table:table-cell table:formula="of:=[.O156]/[.$O$178]" office:value-type="float" office:value="0.00555555555555556">
            <text:p>0,0056</text:p>
          </table:table-cell>
          <table:table-cell table:formula="of:=[.P156]/[.$P$178]" office:value-type="float" office:value="0.888888888888889">
            <text:p>0,889</text:p>
          </table:table-cell>
          <table:table-cell table:formula="of:=[.Q156]*100" office:value-type="float" office:value="0.555555555555556">
            <text:p>0,56</text:p>
          </table:table-cell>
          <table:table-cell table:formula="of:=[.R156]*100" office:value-type="float" office:value="88.8888888888889">
            <text:p>88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336">
            <text:p>1336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table:formula="of:=SUM([.P156];[.O157])" office:value-type="float" office:value="161">
            <text:p>161</text:p>
          </table:table-cell>
          <table:table-cell table:formula="of:=[.O157]/[.$O$178]" office:value-type="float" office:value="0.00555555555555556">
            <text:p>0,0056</text:p>
          </table:table-cell>
          <table:table-cell table:formula="of:=[.P157]/[.$P$178]" office:value-type="float" office:value="0.894444444444444">
            <text:p>0,894</text:p>
          </table:table-cell>
          <table:table-cell table:formula="of:=[.Q157]*100" office:value-type="float" office:value="0.555555555555556">
            <text:p>0,56</text:p>
          </table:table-cell>
          <table:table-cell table:formula="of:=[.R157]*100" office:value-type="float" office:value="89.4444444444444">
            <text:p>89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350">
            <text:p>1350</text:p>
          </table:table-cell>
          <table:table-cell office:value-type="float" office:value="1433">
            <text:p>1433</text:p>
          </table:table-cell>
          <table:table-cell office:value-type="float" office:value="1">
            <text:p>1</text:p>
          </table:table-cell>
          <table:table-cell table:formula="of:=SUM([.P157];[.O158])" office:value-type="float" office:value="162">
            <text:p>162</text:p>
          </table:table-cell>
          <table:table-cell table:formula="of:=[.O158]/[.$O$178]" office:value-type="float" office:value="0.00555555555555556">
            <text:p>0,0056</text:p>
          </table:table-cell>
          <table:table-cell table:formula="of:=[.P158]/[.$P$178]" office:value-type="float" office:value="0.9">
            <text:p>0,900</text:p>
          </table:table-cell>
          <table:table-cell table:formula="of:=[.Q158]*100" office:value-type="float" office:value="0.555555555555556">
            <text:p>0,56</text:p>
          </table:table-cell>
          <table:table-cell table:formula="of:=[.R158]*100" office:value-type="float" office:value="90">
            <text:p>9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351">
            <text:p>1351</text:p>
          </table:table-cell>
          <table:table-cell office:value-type="float" office:value="1447">
            <text:p>1447</text:p>
          </table:table-cell>
          <table:table-cell office:value-type="float" office:value="1">
            <text:p>1</text:p>
          </table:table-cell>
          <table:table-cell table:formula="of:=SUM([.P158];[.O159])" office:value-type="float" office:value="163">
            <text:p>163</text:p>
          </table:table-cell>
          <table:table-cell table:formula="of:=[.O159]/[.$O$178]" office:value-type="float" office:value="0.00555555555555556">
            <text:p>0,0056</text:p>
          </table:table-cell>
          <table:table-cell table:formula="of:=[.P159]/[.$P$178]" office:value-type="float" office:value="0.905555555555556">
            <text:p>0,906</text:p>
          </table:table-cell>
          <table:table-cell table:formula="of:=[.Q159]*100" office:value-type="float" office:value="0.555555555555556">
            <text:p>0,56</text:p>
          </table:table-cell>
          <table:table-cell table:formula="of:=[.R159]*100" office:value-type="float" office:value="90.5555555555556">
            <text:p>90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363">
            <text:p>1363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table:formula="of:=SUM([.P159];[.O160])" office:value-type="float" office:value="164">
            <text:p>164</text:p>
          </table:table-cell>
          <table:table-cell table:formula="of:=[.O160]/[.$O$178]" office:value-type="float" office:value="0.00555555555555556">
            <text:p>0,0056</text:p>
          </table:table-cell>
          <table:table-cell table:formula="of:=[.P160]/[.$P$178]" office:value-type="float" office:value="0.911111111111111">
            <text:p>0,911</text:p>
          </table:table-cell>
          <table:table-cell table:formula="of:=[.Q160]*100" office:value-type="float" office:value="0.555555555555556">
            <text:p>0,56</text:p>
          </table:table-cell>
          <table:table-cell table:formula="of:=[.R160]*100" office:value-type="float" office:value="91.1111111111111">
            <text:p>91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400">
            <text:p>1400</text:p>
          </table:table-cell>
          <table:table-cell office:value-type="float" office:value="1477">
            <text:p>1477</text:p>
          </table:table-cell>
          <table:table-cell office:value-type="float" office:value="1">
            <text:p>1</text:p>
          </table:table-cell>
          <table:table-cell table:formula="of:=SUM([.P160];[.O161])" office:value-type="float" office:value="165">
            <text:p>165</text:p>
          </table:table-cell>
          <table:table-cell table:formula="of:=[.O161]/[.$O$178]" office:value-type="float" office:value="0.00555555555555556">
            <text:p>0,0056</text:p>
          </table:table-cell>
          <table:table-cell table:formula="of:=[.P161]/[.$P$178]" office:value-type="float" office:value="0.916666666666667">
            <text:p>0,917</text:p>
          </table:table-cell>
          <table:table-cell table:formula="of:=[.Q161]*100" office:value-type="float" office:value="0.555555555555556">
            <text:p>0,56</text:p>
          </table:table-cell>
          <table:table-cell table:formula="of:=[.R161]*100" office:value-type="float" office:value="91.6666666666667">
            <text:p>91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409">
            <text:p>1409</text:p>
          </table:table-cell>
          <table:table-cell office:value-type="float" office:value="1518">
            <text:p>1518</text:p>
          </table:table-cell>
          <table:table-cell office:value-type="float" office:value="1">
            <text:p>1</text:p>
          </table:table-cell>
          <table:table-cell table:formula="of:=SUM([.P161];[.O162])" office:value-type="float" office:value="166">
            <text:p>166</text:p>
          </table:table-cell>
          <table:table-cell table:formula="of:=[.O162]/[.$O$178]" office:value-type="float" office:value="0.00555555555555556">
            <text:p>0,0056</text:p>
          </table:table-cell>
          <table:table-cell table:formula="of:=[.P162]/[.$P$178]" office:value-type="float" office:value="0.922222222222222">
            <text:p>0,922</text:p>
          </table:table-cell>
          <table:table-cell table:formula="of:=[.Q162]*100" office:value-type="float" office:value="0.555555555555556">
            <text:p>0,56</text:p>
          </table:table-cell>
          <table:table-cell table:formula="of:=[.R162]*100" office:value-type="float" office:value="92.2222222222222">
            <text:p>92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430">
            <text:p>1430</text:p>
          </table:table-cell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  <table:table-cell table:formula="of:=SUM([.P162];[.O163])" office:value-type="float" office:value="167">
            <text:p>167</text:p>
          </table:table-cell>
          <table:table-cell table:formula="of:=[.O163]/[.$O$178]" office:value-type="float" office:value="0.00555555555555556">
            <text:p>0,0056</text:p>
          </table:table-cell>
          <table:table-cell table:formula="of:=[.P163]/[.$P$178]" office:value-type="float" office:value="0.927777777777778">
            <text:p>0,928</text:p>
          </table:table-cell>
          <table:table-cell table:formula="of:=[.Q163]*100" office:value-type="float" office:value="0.555555555555556">
            <text:p>0,56</text:p>
          </table:table-cell>
          <table:table-cell table:formula="of:=[.R163]*100" office:value-type="float" office:value="92.7777777777778">
            <text:p>92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433">
            <text:p>1433</text:p>
          </table:table-cell>
          <table:table-cell office:value-type="float" office:value="1561">
            <text:p>1561</text:p>
          </table:table-cell>
          <table:table-cell office:value-type="float" office:value="1">
            <text:p>1</text:p>
          </table:table-cell>
          <table:table-cell table:formula="of:=SUM([.P163];[.O164])" office:value-type="float" office:value="168">
            <text:p>168</text:p>
          </table:table-cell>
          <table:table-cell table:formula="of:=[.O164]/[.$O$178]" office:value-type="float" office:value="0.00555555555555556">
            <text:p>0,0056</text:p>
          </table:table-cell>
          <table:table-cell table:formula="of:=[.P164]/[.$P$178]" office:value-type="float" office:value="0.933333333333333">
            <text:p>0,933</text:p>
          </table:table-cell>
          <table:table-cell table:formula="of:=[.Q164]*100" office:value-type="float" office:value="0.555555555555556">
            <text:p>0,56</text:p>
          </table:table-cell>
          <table:table-cell table:formula="of:=[.R164]*100" office:value-type="float" office:value="93.3333333333333">
            <text:p>93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447">
            <text:p>1447</text:p>
          </table:table-cell>
          <table:table-cell office:value-type="float" office:value="1601">
            <text:p>1601</text:p>
          </table:table-cell>
          <table:table-cell office:value-type="float" office:value="1">
            <text:p>1</text:p>
          </table:table-cell>
          <table:table-cell table:formula="of:=SUM([.P164];[.O165])" office:value-type="float" office:value="169">
            <text:p>169</text:p>
          </table:table-cell>
          <table:table-cell table:formula="of:=[.O165]/[.$O$178]" office:value-type="float" office:value="0.00555555555555556">
            <text:p>0,0056</text:p>
          </table:table-cell>
          <table:table-cell table:formula="of:=[.P165]/[.$P$178]" office:value-type="float" office:value="0.938888888888889">
            <text:p>0,939</text:p>
          </table:table-cell>
          <table:table-cell table:formula="of:=[.Q165]*100" office:value-type="float" office:value="0.555555555555556">
            <text:p>0,56</text:p>
          </table:table-cell>
          <table:table-cell table:formula="of:=[.R165]*100" office:value-type="float" office:value="93.8888888888889">
            <text:p>93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453">
            <text:p>1453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table:formula="of:=SUM([.P165];[.O166])" office:value-type="float" office:value="170">
            <text:p>170</text:p>
          </table:table-cell>
          <table:table-cell table:formula="of:=[.O166]/[.$O$178]" office:value-type="float" office:value="0.00555555555555556">
            <text:p>0,0056</text:p>
          </table:table-cell>
          <table:table-cell table:formula="of:=[.P166]/[.$P$178]" office:value-type="float" office:value="0.944444444444444">
            <text:p>0,944</text:p>
          </table:table-cell>
          <table:table-cell table:formula="of:=[.Q166]*100" office:value-type="float" office:value="0.555555555555556">
            <text:p>0,56</text:p>
          </table:table-cell>
          <table:table-cell table:formula="of:=[.R166]*100" office:value-type="float" office:value="94.4444444444444">
            <text:p>94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477">
            <text:p>1477</text:p>
          </table:table-cell>
          <table:table-cell office:value-type="float" office:value="1642">
            <text:p>1642</text:p>
          </table:table-cell>
          <table:table-cell office:value-type="float" office:value="1">
            <text:p>1</text:p>
          </table:table-cell>
          <table:table-cell table:formula="of:=SUM([.P166];[.O167])" office:value-type="float" office:value="171">
            <text:p>171</text:p>
          </table:table-cell>
          <table:table-cell table:formula="of:=[.O167]/[.$O$178]" office:value-type="float" office:value="0.00555555555555556">
            <text:p>0,0056</text:p>
          </table:table-cell>
          <table:table-cell table:formula="of:=[.P167]/[.$P$178]" office:value-type="float" office:value="0.95">
            <text:p>0,950</text:p>
          </table:table-cell>
          <table:table-cell table:formula="of:=[.Q167]*100" office:value-type="float" office:value="0.555555555555556">
            <text:p>0,56</text:p>
          </table:table-cell>
          <table:table-cell table:formula="of:=[.R167]*100" office:value-type="float" office:value="95">
            <text:p>95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518">
            <text:p>1518</text:p>
          </table:table-cell>
          <table:table-cell office:value-type="float" office:value="1649">
            <text:p>1649</text:p>
          </table:table-cell>
          <table:table-cell office:value-type="float" office:value="1">
            <text:p>1</text:p>
          </table:table-cell>
          <table:table-cell table:formula="of:=SUM([.P167];[.O168])" office:value-type="float" office:value="172">
            <text:p>172</text:p>
          </table:table-cell>
          <table:table-cell table:formula="of:=[.O168]/[.$O$178]" office:value-type="float" office:value="0.00555555555555556">
            <text:p>0,0056</text:p>
          </table:table-cell>
          <table:table-cell table:formula="of:=[.P168]/[.$P$178]" office:value-type="float" office:value="0.955555555555556">
            <text:p>0,956</text:p>
          </table:table-cell>
          <table:table-cell table:formula="of:=[.Q168]*100" office:value-type="float" office:value="0.555555555555556">
            <text:p>0,56</text:p>
          </table:table-cell>
          <table:table-cell table:formula="of:=[.R168]*100" office:value-type="float" office:value="95.5555555555556">
            <text:p>95,56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538">
            <text:p>1538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table:formula="of:=SUM([.P168];[.O169])" office:value-type="float" office:value="173">
            <text:p>173</text:p>
          </table:table-cell>
          <table:table-cell table:formula="of:=[.O169]/[.$O$178]" office:value-type="float" office:value="0.00555555555555556">
            <text:p>0,0056</text:p>
          </table:table-cell>
          <table:table-cell table:formula="of:=[.P169]/[.$P$178]" office:value-type="float" office:value="0.961111111111111">
            <text:p>0,961</text:p>
          </table:table-cell>
          <table:table-cell table:formula="of:=[.Q169]*100" office:value-type="float" office:value="0.555555555555556">
            <text:p>0,56</text:p>
          </table:table-cell>
          <table:table-cell table:formula="of:=[.R169]*100" office:value-type="float" office:value="96.1111111111111">
            <text:p>96,11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561">
            <text:p>1561</text:p>
          </table:table-cell>
          <table:table-cell office:value-type="float" office:value="1723">
            <text:p>1723</text:p>
          </table:table-cell>
          <table:table-cell office:value-type="float" office:value="1">
            <text:p>1</text:p>
          </table:table-cell>
          <table:table-cell table:formula="of:=SUM([.P169];[.O170])" office:value-type="float" office:value="174">
            <text:p>174</text:p>
          </table:table-cell>
          <table:table-cell table:formula="of:=[.O170]/[.$O$178]" office:value-type="float" office:value="0.00555555555555556">
            <text:p>0,0056</text:p>
          </table:table-cell>
          <table:table-cell table:formula="of:=[.P170]/[.$P$178]" office:value-type="float" office:value="0.966666666666667">
            <text:p>0,967</text:p>
          </table:table-cell>
          <table:table-cell table:formula="of:=[.Q170]*100" office:value-type="float" office:value="0.555555555555556">
            <text:p>0,56</text:p>
          </table:table-cell>
          <table:table-cell table:formula="of:=[.R170]*100" office:value-type="float" office:value="96.6666666666667">
            <text:p>96,67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601">
            <text:p>1601</text:p>
          </table:table-cell>
          <table:table-cell office:value-type="float" office:value="1838">
            <text:p>1838</text:p>
          </table:table-cell>
          <table:table-cell office:value-type="float" office:value="1">
            <text:p>1</text:p>
          </table:table-cell>
          <table:table-cell table:formula="of:=SUM([.P170];[.O171])" office:value-type="float" office:value="175">
            <text:p>175</text:p>
          </table:table-cell>
          <table:table-cell table:formula="of:=[.O171]/[.$O$178]" office:value-type="float" office:value="0.00555555555555556">
            <text:p>0,0056</text:p>
          </table:table-cell>
          <table:table-cell table:formula="of:=[.P171]/[.$P$178]" office:value-type="float" office:value="0.972222222222222">
            <text:p>0,972</text:p>
          </table:table-cell>
          <table:table-cell table:formula="of:=[.Q171]*100" office:value-type="float" office:value="0.555555555555556">
            <text:p>0,56</text:p>
          </table:table-cell>
          <table:table-cell table:formula="of:=[.R171]*100" office:value-type="float" office:value="97.2222222222222">
            <text:p>97,2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634">
            <text:p>1634</text:p>
          </table:table-cell>
          <table:table-cell office:value-type="float" office:value="1862">
            <text:p>1862</text:p>
          </table:table-cell>
          <table:table-cell office:value-type="float" office:value="1">
            <text:p>1</text:p>
          </table:table-cell>
          <table:table-cell table:formula="of:=SUM([.P171];[.O172])" office:value-type="float" office:value="176">
            <text:p>176</text:p>
          </table:table-cell>
          <table:table-cell table:formula="of:=[.O172]/[.$O$178]" office:value-type="float" office:value="0.00555555555555556">
            <text:p>0,0056</text:p>
          </table:table-cell>
          <table:table-cell table:formula="of:=[.P172]/[.$P$178]" office:value-type="float" office:value="0.977777777777778">
            <text:p>0,978</text:p>
          </table:table-cell>
          <table:table-cell table:formula="of:=[.Q172]*100" office:value-type="float" office:value="0.555555555555556">
            <text:p>0,56</text:p>
          </table:table-cell>
          <table:table-cell table:formula="of:=[.R172]*100" office:value-type="float" office:value="97.7777777777778">
            <text:p>97,78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642">
            <text:p>1642</text:p>
          </table:table-cell>
          <table:table-cell office:value-type="float" office:value="1902">
            <text:p>1902</text:p>
          </table:table-cell>
          <table:table-cell office:value-type="float" office:value="1">
            <text:p>1</text:p>
          </table:table-cell>
          <table:table-cell table:formula="of:=SUM([.P172];[.O173])" office:value-type="float" office:value="177">
            <text:p>177</text:p>
          </table:table-cell>
          <table:table-cell table:formula="of:=[.O173]/[.$O$178]" office:value-type="float" office:value="0.00555555555555556">
            <text:p>0,0056</text:p>
          </table:table-cell>
          <table:table-cell table:formula="of:=[.P173]/[.$P$178]" office:value-type="float" office:value="0.983333333333333">
            <text:p>0,983</text:p>
          </table:table-cell>
          <table:table-cell table:formula="of:=[.Q173]*100" office:value-type="float" office:value="0.555555555555556">
            <text:p>0,56</text:p>
          </table:table-cell>
          <table:table-cell table:formula="of:=[.R173]*100" office:value-type="float" office:value="98.3333333333333">
            <text:p>98,33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649">
            <text:p>1649</text:p>
          </table:table-cell>
          <table:table-cell office:value-type="float" office:value="1906">
            <text:p>1906</text:p>
          </table:table-cell>
          <table:table-cell office:value-type="float" office:value="1">
            <text:p>1</text:p>
          </table:table-cell>
          <table:table-cell table:formula="of:=SUM([.P173];[.O174])" office:value-type="float" office:value="178">
            <text:p>178</text:p>
          </table:table-cell>
          <table:table-cell table:formula="of:=[.O174]/[.$O$178]" office:value-type="float" office:value="0.00555555555555556">
            <text:p>0,0056</text:p>
          </table:table-cell>
          <table:table-cell table:formula="of:=[.P174]/[.$P$178]" office:value-type="float" office:value="0.988888888888889">
            <text:p>0,989</text:p>
          </table:table-cell>
          <table:table-cell table:formula="of:=[.Q174]*100" office:value-type="float" office:value="0.555555555555556">
            <text:p>0,56</text:p>
          </table:table-cell>
          <table:table-cell table:formula="of:=[.R174]*100" office:value-type="float" office:value="98.8888888888889">
            <text:p>98,89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667">
            <text:p>1667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formula="of:=SUM([.P174];[.O175])" office:value-type="float" office:value="179">
            <text:p>179</text:p>
          </table:table-cell>
          <table:table-cell table:formula="of:=[.O175]/[.$O$178]" office:value-type="float" office:value="0.00555555555555556">
            <text:p>0,0056</text:p>
          </table:table-cell>
          <table:table-cell table:formula="of:=[.P175]/[.$P$178]" office:value-type="float" office:value="0.994444444444444">
            <text:p>0,994</text:p>
          </table:table-cell>
          <table:table-cell table:formula="of:=[.Q175]*100" office:value-type="float" office:value="0.555555555555556">
            <text:p>0,56</text:p>
          </table:table-cell>
          <table:table-cell table:formula="of:=[.R175]*100" office:value-type="float" office:value="99.4444444444444">
            <text:p>99,44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723">
            <text:p>1723</text:p>
          </table:table-cell>
          <table:table-cell office:value-type="float" office:value="2094">
            <text:p>2094</text:p>
          </table:table-cell>
          <table:table-cell office:value-type="float" office:value="1">
            <text:p>1</text:p>
          </table:table-cell>
          <table:table-cell table:formula="of:=SUM([.P175];[.O176])" office:value-type="float" office:value="180">
            <text:p>180</text:p>
          </table:table-cell>
          <table:table-cell table:formula="of:=[.O176]/[.$O$178]" office:value-type="float" office:value="0.00555555555555556">
            <text:p>0,0056</text:p>
          </table:table-cell>
          <table:table-cell table:formula="of:=[.P176]/[.$P$178]" office:value-type="float" office:value="1">
            <text:p>1,000</text:p>
          </table:table-cell>
          <table:table-cell table:formula="of:=[.Q176]*100" office:value-type="float" office:value="0.555555555555556">
            <text:p>0,56</text:p>
          </table:table-cell>
          <table:table-cell table:formula="of:=[.R176]*100" office:value-type="float" office:value="100">
            <text:p>10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1838">
            <text:p>183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12"/>
          <table:table-cell office:value-type="float" office:value="1862">
            <text:p>1862</text:p>
          </table:table-cell>
          <table:table-cell table:style-name="Default"/>
          <table:table-cell table:number-columns-repeated="2" office:value-type="float" office:value="180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12"/>
          <table:table-cell office:value-type="float" office:value="1902">
            <text:p>190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12"/>
          <table:table-cell office:value-type="float" office:value="1906">
            <text:p>1906</text:p>
          </table:table-cell>
          <table:table-cell table:style-name="Default"/>
          <table:table-cell table:number-columns-repeated="2"/>
          <table:table-cell table:style-name="Default"/>
          <table:table-cell table:style-name="ce2" office:value-type="string">
            <text:p>MEDIANA</text:p>
          </table:table-cell>
          <table:table-cell table:style-name="ce2" table:formula="of:=MEDIAN ([.N7:.N176])" office:value-type="float" office:value="685">
            <text:p>685</text:p>
          </table:table-cell>
          <table:table-cell table:number-columns-repeated="2"/>
        </table:table-row>
        <table:table-row table:style-name="ro4">
          <table:table-cell table:number-columns-repeated="12"/>
          <table:table-cell office:value-type="float" office:value="1981">
            <text:p>1981</text:p>
          </table:table-cell>
          <table:table-cell table:style-name="Default"/>
          <table:table-cell table:number-columns-repeated="2"/>
          <table:table-cell table:style-name="Default"/>
          <table:table-cell table:style-name="ce2" table:number-columns-repeated="2"/>
          <table:table-cell table:number-columns-repeated="2"/>
        </table:table-row>
        <table:table-row table:style-name="ro4">
          <table:table-cell table:style-name="Default"/>
          <table:table-cell table:number-columns-repeated="11"/>
          <table:table-cell office:value-type="float" office:value="2094">
            <text:p>2094</text:p>
          </table:table-cell>
          <table:table-cell table:style-name="Default"/>
          <table:table-cell table:number-columns-repeated="2"/>
          <table:table-cell table:style-name="Default"/>
          <table:table-cell table:style-name="ce2" office:value-type="string">
            <text:p>1er QUARTIL</text:p>
          </table:table-cell>
          <table:table-cell table:style-name="ce2" table:formula="of:=QUARTILE([.N7:.N176];1)" office:value-type="float" office:value="408.25">
            <text:p>408,25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style-name="ce2" office:value-type="string">
            <text:p>3er QUARTIL</text:p>
          </table:table-cell>
          <table:table-cell table:style-name="ce2" table:formula="of:=QUARTILE([.N7:.N176];3)" office:value-type="float" office:value="1102.75">
            <text:p>1102,75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style-name="ce2" office:value-type="string">
            <text:p>RANGO</text:p>
          </table:table-cell>
          <table:table-cell table:style-name="ce2" table:formula="of:=[.S186]-[.S187]" office:value-type="float" office:value="1944">
            <text:p>1944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style-name="ce23" office:value-type="string">
            <text:p>RANGO INTERQUARTILIC</text:p>
          </table:table-cell>
          <table:table-cell table:style-name="ce2" table:formula="of:=[.S183]-[.S182]" office:value-type="float" office:value="694.5">
            <text:p>694,5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style-name="ce2" office:value-type="string">
            <text:p>MAXIMO</text:p>
          </table:table-cell>
          <table:table-cell table:style-name="ce2" table:formula="of:=MAX([.N7:.N186])" office:value-type="float" office:value="2094">
            <text:p>2094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style-name="ce2" office:value-type="string">
            <text:p>MINIMO</text:p>
          </table:table-cell>
          <table:table-cell table:style-name="ce2" table:formula="of:=MIN([.N7:.N186])" office:value-type="float" office:value="150">
            <text:p>150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11"/>
          <table:table-cell table:style-name="Default" table:number-columns-repeated="2"/>
          <table:table-cell/>
          <table:table-cell table:style-name="ce18"/>
          <table:table-cell table:style-name="Default" table:number-columns-repeated="2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 number:grouping="true"/>
    </number:number-style>
    <number:number-style style:name="N106P0" style:volatile="true">
      <number:number number:decimal-places="3" number:min-integer-digits="1" number:grouping="true"/>
    </number:number-style>
    <number:number-style style:name="N106">
      <style:text-properties fo:color="#ff0000"/>
      <number:text>-</number:text>
      <number:number number:decimal-places="3" number:min-integer-digits="1" number:grouping="true"/>
      <style:map style:condition="value()&gt;=0" style:apply-style-name="N106P0"/>
    </number:number-style>
    <number:number-style style:name="N107">
      <number:number number:decimal-places="10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11:52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resa garau</meta:initial-creator>
    <meta:creation-date>2010-05-12T20:20:57.87</meta:creation-date>
    <dc:date>2010-05-29T11:52:30.03</dc:date>
    <dc:creator>teresa garau</dc:creator>
    <meta:editing-duration>PT10H11M21S</meta:editing-duration>
    <meta:editing-cycles>6</meta:editing-cycles>
    <meta:generator>OpenOffice.org/3.2$Win32 OpenOffice.org_project/320m12$Build-9483</meta:generator>
    <meta:document-statistic meta:table-count="1" meta:cell-count="15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42cm" svg:height="10.718cm" xlink:href=".." chart:class="chart:bar" chart:style-name="ch1">
        <chart:legend chart:legend-position="end" svg:x="19.421cm" svg:y="5.051cm" chart:style-name="ch2"/>
        <chart:plot-area chart:style-name="ch3" table:cell-range-address="'APARTAT b)'.C2:'APARTAT b)'.C11 'APARTAT b)'.E1:'APARTAT b)'.E11" chart:data-source-has-labels="both" svg:x="0.623cm" svg:y="0.214cm" svg:width="18.387cm" svg:height="10.063cm">
          <chart:axis chart:dimension="x" chart:name="primary-x" chart:style-name="ch4">
            <chart:title svg:x="8.409cm" svg:y="9.893cm" chart:style-name="ch5">
              <text:p>HABITATGES ACABATS</text:p>
            </chart:title>
            <chart:categories table:cell-range-address="'APARTAT b)'.C2:'APARTAT b)'.C11"/>
          </chart:axis>
          <chart:axis chart:dimension="y" chart:name="primary-y" chart:style-name="ch6">
            <chart:title svg:x="0.413cm" svg:y="6.296cm" chart:style-name="ch7">
              <text:p>Nº D´HABITATGES</text:p>
            </chart:title>
            <chart:grid chart:style-name="ch8" chart:class="major"/>
          </chart:axis>
          <chart:series chart:style-name="ch9" chart:values-cell-range-address="'APARTAT b)'.E2:'APARTAT b)'.E11" chart:label-cell-address="'APARTAT b)'.E1:'APARTAT b)'.E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PARTAT b)'.E1:'APARTAT b)'.E1">n</text:p>
              </table:table-cell>
            </table:table-row>
          </table:table-header-rows>
          <table:table-rows>
            <table:table-row>
              <table:table-cell office:value-type="string">
                <text:p text:id="'APARTAT b)'.C2:'APARTAT b)'.C11">(150,225]</text:p>
              </table:table-cell>
              <table:table-cell office:value-type="float" office:value="7">
                <text:p text:id="'APARTAT b)'.E2:'APARTAT b)'.E11">7</text:p>
              </table:table-cell>
            </table:table-row>
            <table:table-row>
              <table:table-cell office:value-type="string">
                <text:p>(225,450]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(450,675]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(675,900]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(900,1125]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(1125,1350]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(1350,1575]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(1575.1800]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(1800.2025]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(2025.2250]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2.853cm" svg:height="8.884cm" xlink:href=".." chart:class="chart:circle" chart:style-name="ch1">
        <chart:legend chart:legend-position="end" svg:x="10.411cm" svg:y="2.426cm" chart:style-name="ch2"/>
        <chart:plot-area chart:style-name="ch3" table:cell-range-address="'APARTAT b)'.C3:'APARTAT b)'.C11 'APARTAT b)'.I2:'APARTAT b)'.I11" chart:data-source-has-labels="both" svg:x="0.257cm" svg:y="0.177cm" svg:width="9.898cm" svg:height="8.353cm">
          <chart:axis chart:dimension="x" chart:name="primary-x" chart:style-name="ch4">
            <chart:categories table:cell-range-address="'APARTAT b)'.C3:'APARTAT b)'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PARTAT b)'.I3:'APARTAT b)'.I11" chart:label-cell-address="'APARTAT b)'.I2:'APARTAT b)'.I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PARTAT b)'.I2:'APARTAT b)'.I2">3,89</text:p>
              </table:table-cell>
            </table:table-row>
          </table:table-header-rows>
          <table:table-rows>
            <table:table-row>
              <table:table-cell office:value-type="string">
                <text:p text:id="'APARTAT b)'.C3:'APARTAT b)'.C11">(225,450]</text:p>
              </table:table-cell>
              <table:table-cell office:value-type="float" office:value="25.5555555555556">
                <text:p text:id="'APARTAT b)'.I3:'APARTAT b)'.I11">25.5555555555556</text:p>
              </table:table-cell>
            </table:table-row>
            <table:table-row>
              <table:table-cell office:value-type="string">
                <text:p>(450,675]</text:p>
              </table:table-cell>
              <table:table-cell office:value-type="float" office:value="21.1111111111111">
                <text:p>21.1111111111111</text:p>
              </table:table-cell>
            </table:table-row>
            <table:table-row>
              <table:table-cell office:value-type="string">
                <text:p>(675,900]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(900,1125]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(1125,1350]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(1350,1575]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>
                <text:p>(1575.1800]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(1800.2025]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(2025.2250]</text:p>
              </table:table-cell>
              <table:table-cell office:value-type="float" office:value="0.555555555555556">
                <text:p>0.555555555555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